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4.6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row table:style-name="ro1">
          <table:table-cell table:style-name="ce1" office:value-type="string" calcext:value-type="string">
            <text:p>Relations of coins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lations</text:p>
          </table:table-cell>
          <table:table-cell table:number-columns-repeated="18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1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1.45" calcext:value-type="float">
            <text:p>31.45</text:p>
          </table:table-cell>
          <table:table-cell table:formula="of:=([.C5]^2)*PI()/4" office:value-type="float" office:value="776.839286911825" calcext:value-type="float">
            <text:p>776.84</text:p>
          </table:table-cell>
          <table:table-cell table:formula="of:=[.$D5]/[.$D5]" office:value-type="float" office:value="1" calcext:value-type="float">
            <text:p>1</text:p>
          </table:table-cell>
          <table:table-cell table:formula="of:=[.$D5]/[.$D6]" office:value-type="float" office:value="1.31746829879056" calcext:value-type="float">
            <text:p>1.32</text:p>
          </table:table-cell>
          <table:table-cell table:formula="of:=[.$D5]/[.$D7]" office:value-type="float" office:value="1.83766070897741" calcext:value-type="float">
            <text:p>1.84</text:p>
          </table:table-cell>
          <table:table-cell table:formula="of:=[.$D5]/[.$D8]" office:value-type="float" office:value="2.98605995652699" calcext:value-type="float">
            <text:p>2.99</text:p>
          </table:table-cell>
          <table:table-cell table:formula="of:=[.$D5]/[.$D9]" office:value-type="float" office:value="2.23222053588052" calcext:value-type="float">
            <text:p>2.23</text:p>
          </table:table-cell>
          <table:table-cell table:formula="of:=[.$D5]/[.$D10]" office:value-type="float" office:value="2.69714157162432" calcext:value-type="float">
            <text:p>2.7</text:p>
          </table:table-cell>
          <table:table-cell table:formula="of:=[.$D5]/[.$D11]" office:value-type="float" office:value="3.3628930122653" calcext:value-type="float">
            <text:p>3.36</text:p>
          </table:table-cell>
          <table:table-cell table:number-columns-repeated="1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27.4" calcext:value-type="float">
            <text:p>27.4</text:p>
          </table:table-cell>
          <table:table-cell table:formula="of:=([.C6]^2)*PI()/4" office:value-type="float" office:value="589.645525152268" calcext:value-type="float">
            <text:p>589.65</text:p>
          </table:table-cell>
          <table:table-cell/>
          <table:table-cell table:formula="of:=[.$D6]/[.$D6]" office:value-type="float" office:value="1" calcext:value-type="float">
            <text:p>1</text:p>
          </table:table-cell>
          <table:table-cell table:formula="of:=[.$D6]/[.$D7]" office:value-type="float" office:value="1.39484244946492" calcext:value-type="float">
            <text:p>1.39</text:p>
          </table:table-cell>
          <table:table-cell table:formula="of:=[.$D6]/[.$D8]" office:value-type="float" office:value="2.26651370607415" calcext:value-type="float">
            <text:p>2.27</text:p>
          </table:table-cell>
          <table:table-cell table:formula="of:=[.$D6]/[.$D9]" office:value-type="float" office:value="1.6943258049774" calcext:value-type="float">
            <text:p>1.69</text:p>
          </table:table-cell>
          <table:table-cell table:formula="of:=[.$D6]/[.$D10]" office:value-type="float" office:value="2.04721553763404" calcext:value-type="float">
            <text:p>2.05</text:p>
          </table:table-cell>
          <table:table-cell table:formula="of:=[.$D6]/[.$D11]" office:value-type="float" office:value="2.55254188305893" calcext:value-type="float">
            <text:p>2.55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table:formula="of:=([.C7]^2)*PI()/4" office:value-type="float" office:value="422.732707467043" calcext:value-type="float">
            <text:p>422.73</text:p>
          </table:table-cell>
          <table:table-cell table:number-columns-repeated="2"/>
          <table:table-cell table:formula="of:=[.$D7]/[.$D7]" office:value-type="float" office:value="1" calcext:value-type="float">
            <text:p>1</text:p>
          </table:table-cell>
          <table:table-cell table:formula="of:=[.$D7]/[.$D8]" office:value-type="float" office:value="1.62492452602343" calcext:value-type="float">
            <text:p>1.62</text:p>
          </table:table-cell>
          <table:table-cell table:formula="of:=[.$D7]/[.$D9]" office:value-type="float" office:value="1.21470765793468" calcext:value-type="float">
            <text:p>1.21</text:p>
          </table:table-cell>
          <table:table-cell table:formula="of:=[.$D7]/[.$D10]" office:value-type="float" office:value="1.46770378146964" calcext:value-type="float">
            <text:p>1.47</text:p>
          </table:table-cell>
          <table:table-cell table:formula="of:=[.$D7]/[.$D11]" office:value-type="float" office:value="1.82998580523421" calcext:value-type="float">
            <text:p>1.83</text:p>
          </table:table-cell>
          <table:table-cell table:number-columns-repeated="12"/>
        </table:table-row>
        <table:table-row table:style-name="ro2">
          <table:table-cell/>
          <table:table-cell office:value-type="float" office:value="0.5" calcext:value-type="float">
            <text:p>0.5</text:p>
          </table:table-cell>
          <table:table-cell office:value-type="float" office:value="18.2" calcext:value-type="float">
            <text:p>18.2</text:p>
          </table:table-cell>
          <table:table-cell table:formula="of:=([.C8]^2)*PI()/4" office:value-type="float" office:value="260.155287643771" calcext:value-type="float">
            <text:p>260.16</text:p>
          </table:table-cell>
          <table:table-cell table:number-columns-repeated="3"/>
          <table:table-cell table:formula="of:=[.$D8]/[.$D8]" office:value-type="float" office:value="1" calcext:value-type="float">
            <text:p>1</text:p>
          </table:table-cell>
          <table:table-cell table:formula="of:=[.$D8]/[.$D9]" office:value-type="float" office:value="0.747547125100851" calcext:value-type="float">
            <text:p>0.75</text:p>
          </table:table-cell>
          <table:table-cell table:formula="of:=[.$D8]/[.$D10]" office:value-type="float" office:value="0.903244278712105" calcext:value-type="float">
            <text:p>0.9</text:p>
          </table:table-cell>
          <table:table-cell table:formula="of:=[.$D8]/[.$D11]" office:value-type="float" office:value="1.12619741774261" calcext:value-type="float">
            <text:p>1.13</text:p>
          </table:table-cell>
          <table:table-cell table:number-columns-repeated="12"/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office:value-type="float" office:value="21.05" calcext:value-type="float">
            <text:p>21.05</text:p>
          </table:table-cell>
          <table:table-cell table:formula="of:=([.C9]^2)*PI()/4" office:value-type="float" office:value="348.011889696818" calcext:value-type="float">
            <text:p>348.01</text:p>
          </table:table-cell>
          <table:table-cell table:number-columns-repeated="4"/>
          <table:table-cell table:formula="of:=[.$D9]/[.$D9]" office:value-type="float" office:value="1" calcext:value-type="float">
            <text:p>1</text:p>
          </table:table-cell>
          <table:table-cell table:formula="of:=[.$D9]/[.$D10]" office:value-type="float" office:value="1.20827737594503" calcext:value-type="float">
            <text:p>1.21</text:p>
          </table:table-cell>
          <table:table-cell table:formula="of:=[.$D9]/[.$D11]" office:value-type="float" office:value="1.5065236423599" calcext:value-type="float">
            <text:p>1.51</text:p>
          </table:table-cell>
          <table:table-cell table:number-columns-repeated="12"/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19.15" calcext:value-type="float">
            <text:p>19.15</text:p>
          </table:table-cell>
          <table:table-cell table:formula="of:=([.C10]^2)*PI()/4" office:value-type="float" office:value="288.023177976521" calcext:value-type="float">
            <text:p>288.02</text:p>
          </table:table-cell>
          <table:table-cell table:number-columns-repeated="5"/>
          <table:table-cell table:formula="of:=[.$D10]/[.$D10]" office:value-type="float" office:value="1" calcext:value-type="float">
            <text:p>1</text:p>
          </table:table-cell>
          <table:table-cell table:formula="of:=[.$D10]/[.$D11]" office:value-type="float" office:value="1.2468359272072" calcext:value-type="float">
            <text:p>1.25</text:p>
          </table:table-cell>
          <table:table-cell table:number-columns-repeated="12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17.15" calcext:value-type="float">
            <text:p>17.15</text:p>
          </table:table-cell>
          <table:table-cell table:formula="of:=([.C11]^2)*PI()/4" office:value-type="float" office:value="231.003271313866" calcext:value-type="float">
            <text:p>231</text:p>
          </table:table-cell>
          <table:table-cell table:number-columns-repeated="6"/>
          <table:table-cell table:formula="of:=[.$D11]/[.$D11]" office:value-type="float" office:value="1" calcext:value-type="float">
            <text:p>1</text:p>
          </table:table-cell>
          <table:table-cell table:number-columns-repeated="12"/>
        </table:table-row>
        <table:table-row table:style-name="ro2" table:number-rows-repeated="3">
          <table:table-cell table:number-columns-repeated="23"/>
        </table:table-row>
        <table:table-row table:style-name="ro2">
          <table:table-cell/>
          <table:table-cell office:value-type="string" calcext:value-type="string">
            <text:p>Rel. Differences</text:p>
          </table:table-cell>
          <table:table-cell table:number-columns-repeated="2"/>
          <table:table-cell office:value-type="string" calcext:value-type="string">
            <text:p>min Diff:</text:p>
          </table:table-cell>
          <table:table-cell/>
          <table:table-cell table:number-matrix-columns-spanned="1" table:number-matrix-rows-spanned="1" table:formula="of:=MIN(ABS([.D17:.W17]))" office:value-type="float" office:value="0.00643028198964979" calcext:value-type="float">
            <text:p>0.01</text:p>
          </table:table-cell>
          <table:table-cell table:number-columns-repeated="16"/>
        </table:table-row>
        <table:table-row table:style-name="ro2">
          <table:table-cell table:number-columns-repeated="23"/>
        </table:table-row>
        <table:table-row table:style-name="ro2">
          <table:table-cell/>
          <table:table-cell office:value-type="string" calcext:value-type="string">
            <text:p>RDC</text:p>
          </table:table-cell>
          <table:table-cell/>
          <table:table-cell table:formula="of:=MIN(ABS([.D19]))" office:value-type="float" office:value="0.520192410186849" calcext:value-type="float">
            <text:p>0.52</text:p>
          </table:table-cell>
          <table:table-cell table:number-matrix-columns-spanned="1" table:number-matrix-rows-spanned="1" table:formula="of:=MIN(ABS([.E19:.E20]))" office:value-type="float" office:value="1.14839924754958" calcext:value-type="float">
            <text:p>1.15</text:p>
          </table:table-cell>
          <table:table-cell table:number-matrix-columns-spanned="1" table:number-matrix-rows-spanned="1" table:formula="of:=MIN(ABS([.F19:.F21]))" office:value-type="float" office:value="0.394559826903116" calcext:value-type="float">
            <text:p>0.39</text:p>
          </table:table-cell>
          <table:table-cell table:number-matrix-columns-spanned="1" table:number-matrix-rows-spanned="1" table:formula="of:=MIN(ABS([.G19:.G22]))" office:value-type="float" office:value="0.288918384902668" calcext:value-type="float">
            <text:p>0.29</text:p>
          </table:table-cell>
          <table:table-cell table:number-matrix-columns-spanned="1" table:number-matrix-rows-spanned="1" table:formula="of:=MIN(ABS([.H19:.H23]))" office:value-type="float" office:value="0.376833055738309" calcext:value-type="float">
            <text:p>0.38</text:p>
          </table:table-cell>
          <table:table-cell table:number-matrix-columns-spanned="1" table:number-matrix-rows-spanned="1" table:formula="of:=MIN(ABS([.I19:.I24]))" office:value-type="float" office:value="0.0773741506743637" calcext:value-type="float">
            <text:p>0.08</text:p>
          </table:table-cell>
          <table:table-cell table:number-matrix-columns-spanned="1" table:number-matrix-rows-spanned="1" table:formula="of:=MIN(ABS([.J19:.J25]))" office:value-type="float" office:value="0.0342931701936218" calcext:value-type="float">
            <text:p>0.03</text:p>
          </table:table-cell>
          <table:table-cell table:number-matrix-columns-spanned="1" table:number-matrix-rows-spanned="1" table:formula="of:=MIN(ABS([.K19:.K26]))" office:value-type="float" office:value="0.143334904000004" calcext:value-type="float">
            <text:p>0.14</text:p>
          </table:table-cell>
          <table:table-cell table:number-matrix-columns-spanned="1" table:number-matrix-rows-spanned="1" table:formula="of:=MIN(ABS([.L19:.L27]))" office:value-type="float" office:value="0.185004998246482" calcext:value-type="float">
            <text:p>0.19</text:p>
          </table:table-cell>
          <table:table-cell table:number-matrix-columns-spanned="1" table:number-matrix-rows-spanned="1" table:formula="of:=MIN(ABS([.M19:.M28]))" office:value-type="float" office:value="0.144599688565391" calcext:value-type="float">
            <text:p>0.14</text:p>
          </table:table-cell>
          <table:table-cell table:number-matrix-columns-spanned="1" table:number-matrix-rows-spanned="1" table:formula="of:=MIN(ABS([.N19:.N29]))" office:value-type="float" office:value="0.0694012789539762" calcext:value-type="float">
            <text:p>0.07</text:p>
          </table:table-cell>
          <table:table-cell table:number-matrix-columns-spanned="1" table:number-matrix-rows-spanned="1" table:formula="of:=MIN(ABS([.O19:.O30]))" office:value-type="float" office:value="0.102760640855882" calcext:value-type="float">
            <text:p>0.1</text:p>
          </table:table-cell>
          <table:table-cell table:number-matrix-columns-spanned="1" table:number-matrix-rows-spanned="1" table:formula="of:=MIN(ABS([.P19:.P31]))" office:value-type="float" office:value="0.0728613320047176" calcext:value-type="float">
            <text:p>0.07</text:p>
          </table:table-cell>
          <table:table-cell table:number-matrix-columns-spanned="1" table:number-matrix-rows-spanned="1" table:formula="of:=MIN(ABS([.Q19:.Q32]))" office:value-type="float" office:value="0.00767490374319357" calcext:value-type="float">
            <text:p>0.01</text:p>
          </table:table-cell>
          <table:table-cell table:number-matrix-columns-spanned="1" table:number-matrix-rows-spanned="1" table:formula="of:=MIN(ABS([.R19:.R33]))" office:value-type="float" office:value="0.467160532833825" calcext:value-type="float">
            <text:p>0.47</text:p>
          </table:table-cell>
          <table:table-cell table:number-matrix-columns-spanned="1" table:number-matrix-rows-spanned="1" table:formula="of:=MIN(ABS([.S19:.S34]))" office:value-type="float" office:value="0.155697153611254" calcext:value-type="float">
            <text:p>0.16</text:p>
          </table:table-cell>
          <table:table-cell table:number-matrix-columns-spanned="1" table:number-matrix-rows-spanned="1" table:formula="of:=MIN(ABS([.T19:.T35]))" office:value-type="float" office:value="0.0885102401920692" calcext:value-type="float">
            <text:p>0.09</text:p>
          </table:table-cell>
          <table:table-cell table:number-matrix-columns-spanned="1" table:number-matrix-rows-spanned="1" table:formula="of:=MIN(ABS([.U19:.U36]))" office:value-type="float" office:value="0.00643028198964979" calcext:value-type="float">
            <text:p>0.01</text:p>
          </table:table-cell>
          <table:table-cell table:number-matrix-columns-spanned="1" table:number-matrix-rows-spanned="1" table:formula="of:=MIN(ABS([.V19:.V37]))" office:value-type="float" office:value="0.0388198608902612" calcext:value-type="float">
            <text:p>0.04</text:p>
          </table:table-cell>
          <table:table-cell table:number-matrix-columns-spanned="1" table:number-matrix-rows-spanned="1" table:formula="of:=MIN(ABS([.W19:.W38]))" office:value-type="float" office:value="0.0321282692725247" calcext:value-type="float">
            <text:p>0.03</text:p>
          </table:table-cell>
        </table:table-row>
        <table:table-row table:style-name="ro2">
          <table:table-cell/>
          <table:table-cell office:value-type="string" calcext:value-type="string">
            <text:p>Relations</text:p>
          </table:table-cell>
          <table:table-cell office:value-type="float" office:value="1.31746829879056" calcext:value-type="float">
            <text:p>1.32</text:p>
          </table:table-cell>
          <table:table-cell office:value-type="float" office:value="1.83766070897741" calcext:value-type="float">
            <text:p>1.84</text:p>
          </table:table-cell>
          <table:table-cell office:value-type="float" office:value="2.98605995652699" calcext:value-type="float">
            <text:p>2.99</text:p>
          </table:table-cell>
          <table:table-cell office:value-type="float" office:value="2.23222053588052" calcext:value-type="float">
            <text:p>2.23</text:p>
          </table:table-cell>
          <table:table-cell office:value-type="float" office:value="2.69714157162432" calcext:value-type="float">
            <text:p>2.7</text:p>
          </table:table-cell>
          <table:table-cell office:value-type="float" office:value="3.3628930122653" calcext:value-type="float">
            <text:p>3.36</text:p>
          </table:table-cell>
          <table:table-cell office:value-type="float" office:value="1.39484244946492" calcext:value-type="float">
            <text:p>1.39</text:p>
          </table:table-cell>
          <table:table-cell office:value-type="float" office:value="2.26651370607415" calcext:value-type="float">
            <text:p>2.27</text:p>
          </table:table-cell>
          <table:table-cell office:value-type="float" office:value="1.6943258049774" calcext:value-type="float">
            <text:p>1.69</text:p>
          </table:table-cell>
          <table:table-cell office:value-type="float" office:value="2.04721553763404" calcext:value-type="float">
            <text:p>2.05</text:p>
          </table:table-cell>
          <table:table-cell office:value-type="float" office:value="2.55254188305893" calcext:value-type="float">
            <text:p>2.55</text:p>
          </table:table-cell>
          <table:table-cell office:value-type="float" office:value="1.62492452602343" calcext:value-type="float">
            <text:p>1.62</text:p>
          </table:table-cell>
          <table:table-cell office:value-type="float" office:value="1.21470765793468" calcext:value-type="float">
            <text:p>1.21</text:p>
          </table:table-cell>
          <table:table-cell office:value-type="float" office:value="1.46770378146964" calcext:value-type="float">
            <text:p>1.47</text:p>
          </table:table-cell>
          <table:table-cell office:value-type="float" office:value="1.82998580523421" calcext:value-type="float">
            <text:p>1.83</text:p>
          </table:table-cell>
          <table:table-cell office:value-type="float" office:value="0.747547125100851" calcext:value-type="float">
            <text:p>0.75</text:p>
          </table:table-cell>
          <table:table-cell office:value-type="float" office:value="0.903244278712105" calcext:value-type="float">
            <text:p>0.9</text:p>
          </table:table-cell>
          <table:table-cell office:value-type="float" office:value="1.12619741774261" calcext:value-type="float">
            <text:p>1.13</text:p>
          </table:table-cell>
          <table:table-cell office:value-type="float" office:value="1.20827737594503" calcext:value-type="float">
            <text:p>1.21</text:p>
          </table:table-cell>
          <table:table-cell office:value-type="float" office:value="1.5065236423599" calcext:value-type="float">
            <text:p>1.51</text:p>
          </table:table-cell>
          <table:table-cell office:value-type="float" office:value="1.2468359272072" calcext:value-type="float">
            <text:p>1.25</text:p>
          </table:table-cell>
        </table:table-row>
        <table:table-row table:style-name="ro2">
          <table:table-cell/>
          <table:table-cell table:formula="of:=[.F5]" office:value-type="float" office:value="1.31746829879056" calcext:value-type="float">
            <text:p>1.32</text:p>
          </table:table-cell>
          <table:table-cell/>
          <table:table-cell table:formula="of:=[.D18]-[.$B19]" office:value-type="float" office:value="0.520192410186849" calcext:value-type="float">
            <text:p>0.52</text:p>
          </table:table-cell>
          <table:table-cell table:formula="of:=[.E18]-[.$B19]" office:value-type="float" office:value="1.66859165773643" calcext:value-type="float">
            <text:p>1.67</text:p>
          </table:table-cell>
          <table:table-cell table:formula="of:=[.F18]-[.$B19]" office:value-type="float" office:value="0.914752237089965" calcext:value-type="float">
            <text:p>0.91</text:p>
          </table:table-cell>
          <table:table-cell table:formula="of:=[.G18]-[.$B19]" office:value-type="float" office:value="1.37967327283376" calcext:value-type="float">
            <text:p>1.38</text:p>
          </table:table-cell>
          <table:table-cell table:formula="of:=[.H18]-[.$B19]" office:value-type="float" office:value="2.04542471347474" calcext:value-type="float">
            <text:p>2.05</text:p>
          </table:table-cell>
          <table:table-cell table:formula="of:=[.I18]-[.$B19]" office:value-type="float" office:value="0.0773741506743637" calcext:value-type="float">
            <text:p>0.08</text:p>
          </table:table-cell>
          <table:table-cell table:formula="of:=[.J18]-[.$B19]" office:value-type="float" office:value="0.949045407283587" calcext:value-type="float">
            <text:p>0.95</text:p>
          </table:table-cell>
          <table:table-cell table:formula="of:=[.K18]-[.$B19]" office:value-type="float" office:value="0.376857506186845" calcext:value-type="float">
            <text:p>0.38</text:p>
          </table:table-cell>
          <table:table-cell table:formula="of:=[.L18]-[.$B19]" office:value-type="float" office:value="0.729747238843483" calcext:value-type="float">
            <text:p>0.73</text:p>
          </table:table-cell>
          <table:table-cell table:formula="of:=[.M18]-[.$B19]" office:value-type="float" office:value="1.23507358426837" calcext:value-type="float">
            <text:p>1.24</text:p>
          </table:table-cell>
          <table:table-cell table:formula="of:=[.N18]-[.$B19]" office:value-type="float" office:value="0.307456227232868" calcext:value-type="float">
            <text:p>0.31</text:p>
          </table:table-cell>
          <table:table-cell table:formula="of:=[.O18]-[.$B19]" office:value-type="float" office:value="-0.102760640855882" calcext:value-type="float">
            <text:p>-0.1</text:p>
          </table:table-cell>
          <table:table-cell table:formula="of:=[.P18]-[.$B19]" office:value-type="float" office:value="0.150235482679081" calcext:value-type="float">
            <text:p>0.15</text:p>
          </table:table-cell>
          <table:table-cell table:formula="of:=[.Q18]-[.$B19]" office:value-type="float" office:value="0.512517506443655" calcext:value-type="float">
            <text:p>0.51</text:p>
          </table:table-cell>
          <table:table-cell table:formula="of:=[.R18]-[.$B19]" office:value-type="float" office:value="-0.569921173689708" calcext:value-type="float">
            <text:p>-0.57</text:p>
          </table:table-cell>
          <table:table-cell table:formula="of:=[.S18]-[.$B19]" office:value-type="float" office:value="-0.414224020078454" calcext:value-type="float">
            <text:p>-0.41</text:p>
          </table:table-cell>
          <table:table-cell table:formula="of:=[.T18]-[.$B19]" office:value-type="float" office:value="-0.191270881047952" calcext:value-type="float">
            <text:p>-0.19</text:p>
          </table:table-cell>
          <table:table-cell table:formula="of:=[.U18]-[.$B19]" office:value-type="float" office:value="-0.109190922845532" calcext:value-type="float">
            <text:p>-0.11</text:p>
          </table:table-cell>
          <table:table-cell table:formula="of:=[.V18]-[.$B19]" office:value-type="float" office:value="0.189055343569343" calcext:value-type="float">
            <text:p>0.19</text:p>
          </table:table-cell>
          <table:table-cell table:formula="of:=[.W18]-[.$B19]" office:value-type="float" office:value="-0.0706323715833577" calcext:value-type="float">
            <text:p>-0.07</text:p>
          </table:table-cell>
        </table:table-row>
        <table:table-row table:style-name="ro2">
          <table:table-cell/>
          <table:table-cell table:formula="of:=[.G5]" office:value-type="float" office:value="1.83766070897741" calcext:value-type="float">
            <text:p>1.84</text:p>
          </table:table-cell>
          <table:table-cell table:formula="of:=[.C18]-[.$B20]" office:value-type="float" office:value="-0.520192410186849" calcext:value-type="float">
            <text:p>-0.52</text:p>
          </table:table-cell>
          <table:table-cell/>
          <table:table-cell table:formula="of:=[.E18]-[.$B20]" office:value-type="float" office:value="1.14839924754958" calcext:value-type="float">
            <text:p>1.15</text:p>
          </table:table-cell>
          <table:table-cell table:formula="of:=[.F18]-[.$B20]" office:value-type="float" office:value="0.394559826903116" calcext:value-type="float">
            <text:p>0.39</text:p>
          </table:table-cell>
          <table:table-cell table:formula="of:=[.G18]-[.$B20]" office:value-type="float" office:value="0.859480862646914" calcext:value-type="float">
            <text:p>0.86</text:p>
          </table:table-cell>
          <table:table-cell table:formula="of:=[.H18]-[.$B20]" office:value-type="float" office:value="1.52523230328789" calcext:value-type="float">
            <text:p>1.53</text:p>
          </table:table-cell>
          <table:table-cell table:formula="of:=[.I18]-[.$B20]" office:value-type="float" office:value="-0.442818259512485" calcext:value-type="float">
            <text:p>-0.44</text:p>
          </table:table-cell>
          <table:table-cell table:formula="of:=[.J18]-[.$B20]" office:value-type="float" office:value="0.428852997096738" calcext:value-type="float">
            <text:p>0.43</text:p>
          </table:table-cell>
          <table:table-cell table:formula="of:=[.K18]-[.$B20]" office:value-type="float" office:value="-0.143334904000004" calcext:value-type="float">
            <text:p>-0.14</text:p>
          </table:table-cell>
          <table:table-cell table:formula="of:=[.L18]-[.$B20]" office:value-type="float" office:value="0.209554828656635" calcext:value-type="float">
            <text:p>0.21</text:p>
          </table:table-cell>
          <table:table-cell table:formula="of:=[.M18]-[.$B20]" office:value-type="float" office:value="0.714881174081522" calcext:value-type="float">
            <text:p>0.71</text:p>
          </table:table-cell>
          <table:table-cell table:formula="of:=[.N18]-[.$B20]" office:value-type="float" office:value="-0.21273618295398" calcext:value-type="float">
            <text:p>-0.21</text:p>
          </table:table-cell>
          <table:table-cell table:formula="of:=[.O18]-[.$B20]" office:value-type="float" office:value="-0.622953051042731" calcext:value-type="float">
            <text:p>-0.62</text:p>
          </table:table-cell>
          <table:table-cell table:formula="of:=[.P18]-[.$B20]" office:value-type="float" office:value="-0.369956927507767" calcext:value-type="float">
            <text:p>-0.37</text:p>
          </table:table-cell>
          <table:table-cell table:formula="of:=[.Q18]-[.$B20]" office:value-type="float" office:value="-0.00767490374319357" calcext:value-type="float">
            <text:p>-0.01</text:p>
          </table:table-cell>
          <table:table-cell table:formula="of:=[.R18]-[.$B20]" office:value-type="float" office:value="-1.09011358387656" calcext:value-type="float">
            <text:p>-1.09</text:p>
          </table:table-cell>
          <table:table-cell table:formula="of:=[.S18]-[.$B20]" office:value-type="float" office:value="-0.934416430265302" calcext:value-type="float">
            <text:p>-0.93</text:p>
          </table:table-cell>
          <table:table-cell table:formula="of:=[.T18]-[.$B20]" office:value-type="float" office:value="-0.7114632912348" calcext:value-type="float">
            <text:p>-0.71</text:p>
          </table:table-cell>
          <table:table-cell table:formula="of:=[.U18]-[.$B20]" office:value-type="float" office:value="-0.629383333032381" calcext:value-type="float">
            <text:p>-0.63</text:p>
          </table:table-cell>
          <table:table-cell table:formula="of:=[.V18]-[.$B20]" office:value-type="float" office:value="-0.331137066617506" calcext:value-type="float">
            <text:p>-0.33</text:p>
          </table:table-cell>
          <table:table-cell table:formula="of:=[.W18]-[.$B20]" office:value-type="float" office:value="-0.590824781770206" calcext:value-type="float">
            <text:p>-0.59</text:p>
          </table:table-cell>
        </table:table-row>
        <table:table-row table:style-name="ro2">
          <table:table-cell/>
          <table:table-cell table:formula="of:=[.H5]" office:value-type="float" office:value="2.98605995652699" calcext:value-type="float">
            <text:p>2.99</text:p>
          </table:table-cell>
          <table:table-cell table:formula="of:=[.C$18]-[.$B21]" office:value-type="float" office:value="-1.66859165773643" calcext:value-type="float">
            <text:p>-1.67</text:p>
          </table:table-cell>
          <table:table-cell table:formula="of:=[.D18]-[.$B21]" office:value-type="float" office:value="-1.14839924754958" calcext:value-type="float">
            <text:p>-1.15</text:p>
          </table:table-cell>
          <table:table-cell/>
          <table:table-cell table:formula="of:=[.F18]-[.$B21]" office:value-type="float" office:value="-0.753839420646465" calcext:value-type="float">
            <text:p>-0.75</text:p>
          </table:table-cell>
          <table:table-cell table:formula="of:=[.G18]-[.$B21]" office:value-type="float" office:value="-0.288918384902668" calcext:value-type="float">
            <text:p>-0.29</text:p>
          </table:table-cell>
          <table:table-cell table:formula="of:=[.H18]-[.$B21]" office:value-type="float" office:value="0.376833055738309" calcext:value-type="float">
            <text:p>0.38</text:p>
          </table:table-cell>
          <table:table-cell table:formula="of:=[.I18]-[.$B21]" office:value-type="float" office:value="-1.59121750706207" calcext:value-type="float">
            <text:p>-1.59</text:p>
          </table:table-cell>
          <table:table-cell table:formula="of:=[.J18]-[.$B21]" office:value-type="float" office:value="-0.719546250452844" calcext:value-type="float">
            <text:p>-0.72</text:p>
          </table:table-cell>
          <table:table-cell table:formula="of:=[.K18]-[.$B21]" office:value-type="float" office:value="-1.29173415154959" calcext:value-type="float">
            <text:p>-1.29</text:p>
          </table:table-cell>
          <table:table-cell table:formula="of:=[.L18]-[.$B21]" office:value-type="float" office:value="-0.938844418892947" calcext:value-type="float">
            <text:p>-0.94</text:p>
          </table:table-cell>
          <table:table-cell table:formula="of:=[.M18]-[.$B21]" office:value-type="float" office:value="-0.43351807346806" calcext:value-type="float">
            <text:p>-0.43</text:p>
          </table:table-cell>
          <table:table-cell table:formula="of:=[.N18]-[.$B21]" office:value-type="float" office:value="-1.36113543050356" calcext:value-type="float">
            <text:p>-1.36</text:p>
          </table:table-cell>
          <table:table-cell table:formula="of:=[.O18]-[.$B21]" office:value-type="float" office:value="-1.77135229859231" calcext:value-type="float">
            <text:p>-1.77</text:p>
          </table:table-cell>
          <table:table-cell table:formula="of:=[.P18]-[.$B21]" office:value-type="float" office:value="-1.51835617505735" calcext:value-type="float">
            <text:p>-1.52</text:p>
          </table:table-cell>
          <table:table-cell table:formula="of:=[.Q18]-[.$B21]" office:value-type="float" office:value="-1.15607415129278" calcext:value-type="float">
            <text:p>-1.16</text:p>
          </table:table-cell>
          <table:table-cell table:formula="of:=[.R18]-[.$B21]" office:value-type="float" office:value="-2.23851283142614" calcext:value-type="float">
            <text:p>-2.24</text:p>
          </table:table-cell>
          <table:table-cell table:formula="of:=[.S18]-[.$B21]" office:value-type="float" office:value="-2.08281567781488" calcext:value-type="float">
            <text:p>-2.08</text:p>
          </table:table-cell>
          <table:table-cell table:formula="of:=[.T18]-[.$B21]" office:value-type="float" office:value="-1.85986253878438" calcext:value-type="float">
            <text:p>-1.86</text:p>
          </table:table-cell>
          <table:table-cell table:formula="of:=[.U18]-[.$B21]" office:value-type="float" office:value="-1.77778258058196" calcext:value-type="float">
            <text:p>-1.78</text:p>
          </table:table-cell>
          <table:table-cell table:formula="of:=[.V18]-[.$B21]" office:value-type="float" office:value="-1.47953631416709" calcext:value-type="float">
            <text:p>-1.48</text:p>
          </table:table-cell>
          <table:table-cell table:formula="of:=[.W18]-[.$B21]" office:value-type="float" office:value="-1.73922402931979" calcext:value-type="float">
            <text:p>-1.74</text:p>
          </table:table-cell>
        </table:table-row>
        <table:table-row table:style-name="ro2">
          <table:table-cell/>
          <table:table-cell table:formula="of:=[.I5]" office:value-type="float" office:value="2.23222053588052" calcext:value-type="float">
            <text:p>2.23</text:p>
          </table:table-cell>
          <table:table-cell table:formula="of:=[.C$18]-[.$B22]" office:value-type="float" office:value="-0.914752237089965" calcext:value-type="float">
            <text:p>-0.91</text:p>
          </table:table-cell>
          <table:table-cell table:formula="of:=[.D$18]-[.$B22]" office:value-type="float" office:value="-0.394559826903116" calcext:value-type="float">
            <text:p>-0.39</text:p>
          </table:table-cell>
          <table:table-cell table:formula="of:=[.E$18]-[.$B22]" office:value-type="float" office:value="0.753839420646465" calcext:value-type="float">
            <text:p>0.75</text:p>
          </table:table-cell>
          <table:table-cell/>
          <table:table-cell table:formula="of:=[.G$18]-[.$B22]" office:value-type="float" office:value="0.464921035743797" calcext:value-type="float">
            <text:p>0.46</text:p>
          </table:table-cell>
          <table:table-cell table:formula="of:=[.H$18]-[.$B22]" office:value-type="float" office:value="1.13067247638477" calcext:value-type="float">
            <text:p>1.13</text:p>
          </table:table-cell>
          <table:table-cell table:formula="of:=[.I$18]-[.$B22]" office:value-type="float" office:value="-0.837378086415601" calcext:value-type="float">
            <text:p>-0.84</text:p>
          </table:table-cell>
          <table:table-cell table:formula="of:=[.J$18]-[.$B22]" office:value-type="float" office:value="0.0342931701936218" calcext:value-type="float">
            <text:p>0.03</text:p>
          </table:table-cell>
          <table:table-cell table:formula="of:=[.K$18]-[.$B22]" office:value-type="float" office:value="-0.53789473090312" calcext:value-type="float">
            <text:p>-0.54</text:p>
          </table:table-cell>
          <table:table-cell table:formula="of:=[.L$18]-[.$B22]" office:value-type="float" office:value="-0.185004998246482" calcext:value-type="float">
            <text:p>-0.19</text:p>
          </table:table-cell>
          <table:table-cell table:formula="of:=[.M$18]-[.$B22]" office:value-type="float" office:value="0.320321347178406" calcext:value-type="float">
            <text:p>0.32</text:p>
          </table:table-cell>
          <table:table-cell table:formula="of:=[.N$18]-[.$B22]" office:value-type="float" office:value="-0.607296009857097" calcext:value-type="float">
            <text:p>-0.61</text:p>
          </table:table-cell>
          <table:table-cell table:formula="of:=[.O$18]-[.$B22]" office:value-type="float" office:value="-1.01751287794585" calcext:value-type="float">
            <text:p>-1.02</text:p>
          </table:table-cell>
          <table:table-cell table:formula="of:=[.P$18]-[.$B22]" office:value-type="float" office:value="-0.764516754410884" calcext:value-type="float">
            <text:p>-0.76</text:p>
          </table:table-cell>
          <table:table-cell table:formula="of:=[.Q$18]-[.$B22]" office:value-type="float" office:value="-0.40223473064631" calcext:value-type="float">
            <text:p>-0.4</text:p>
          </table:table-cell>
          <table:table-cell table:formula="of:=[.R$18]-[.$B22]" office:value-type="float" office:value="-1.48467341077967" calcext:value-type="float">
            <text:p>-1.48</text:p>
          </table:table-cell>
          <table:table-cell table:formula="of:=[.S$18]-[.$B22]" office:value-type="float" office:value="-1.32897625716842" calcext:value-type="float">
            <text:p>-1.33</text:p>
          </table:table-cell>
          <table:table-cell table:formula="of:=[.T$18]-[.$B22]" office:value-type="float" office:value="-1.10602311813792" calcext:value-type="float">
            <text:p>-1.11</text:p>
          </table:table-cell>
          <table:table-cell table:formula="of:=[.U$18]-[.$B22]" office:value-type="float" office:value="-1.0239431599355" calcext:value-type="float">
            <text:p>-1.02</text:p>
          </table:table-cell>
          <table:table-cell table:formula="of:=[.V$18]-[.$B22]" office:value-type="float" office:value="-0.725696893520623" calcext:value-type="float">
            <text:p>-0.73</text:p>
          </table:table-cell>
          <table:table-cell table:formula="of:=[.W$18]-[.$B22]" office:value-type="float" office:value="-0.985384608673323" calcext:value-type="float">
            <text:p>-0.99</text:p>
          </table:table-cell>
        </table:table-row>
        <table:table-row table:style-name="ro2">
          <table:table-cell/>
          <table:table-cell table:formula="of:=[.J5]" office:value-type="float" office:value="2.69714157162432" calcext:value-type="float">
            <text:p>2.7</text:p>
          </table:table-cell>
          <table:table-cell table:formula="of:=[.C$18]-[.$B23]" office:value-type="float" office:value="-1.37967327283376" calcext:value-type="float">
            <text:p>-1.38</text:p>
          </table:table-cell>
          <table:table-cell table:formula="of:=[.D$18]-[.$B23]" office:value-type="float" office:value="-0.859480862646914" calcext:value-type="float">
            <text:p>-0.86</text:p>
          </table:table-cell>
          <table:table-cell table:formula="of:=[.E$18]-[.$B23]" office:value-type="float" office:value="0.288918384902668" calcext:value-type="float">
            <text:p>0.29</text:p>
          </table:table-cell>
          <table:table-cell table:formula="of:=[.F$18]-[.$B23]" office:value-type="float" office:value="-0.464921035743797" calcext:value-type="float">
            <text:p>-0.46</text:p>
          </table:table-cell>
          <table:table-cell/>
          <table:table-cell table:formula="of:=[.H$18]-[.$B23]" office:value-type="float" office:value="0.665751440640977" calcext:value-type="float">
            <text:p>0.67</text:p>
          </table:table-cell>
          <table:table-cell table:formula="of:=[.I$18]-[.$B23]" office:value-type="float" office:value="-1.3022991221594" calcext:value-type="float">
            <text:p>-1.3</text:p>
          </table:table-cell>
          <table:table-cell table:formula="of:=[.J$18]-[.$B23]" office:value-type="float" office:value="-0.430627865550175" calcext:value-type="float">
            <text:p>-0.43</text:p>
          </table:table-cell>
          <table:table-cell table:formula="of:=[.K$18]-[.$B23]" office:value-type="float" office:value="-1.00281576664692" calcext:value-type="float">
            <text:p>-1</text:p>
          </table:table-cell>
          <table:table-cell table:formula="of:=[.L$18]-[.$B23]" office:value-type="float" office:value="-0.649926033990279" calcext:value-type="float">
            <text:p>-0.65</text:p>
          </table:table-cell>
          <table:table-cell table:formula="of:=[.M$18]-[.$B23]" office:value-type="float" office:value="-0.144599688565391" calcext:value-type="float">
            <text:p>-0.14</text:p>
          </table:table-cell>
          <table:table-cell table:formula="of:=[.N$18]-[.$B23]" office:value-type="float" office:value="-1.07221704560089" calcext:value-type="float">
            <text:p>-1.07</text:p>
          </table:table-cell>
          <table:table-cell table:formula="of:=[.O$18]-[.$B23]" office:value-type="float" office:value="-1.48243391368964" calcext:value-type="float">
            <text:p>-1.48</text:p>
          </table:table-cell>
          <table:table-cell table:formula="of:=[.P$18]-[.$B23]" office:value-type="float" office:value="-1.22943779015468" calcext:value-type="float">
            <text:p>-1.23</text:p>
          </table:table-cell>
          <table:table-cell table:formula="of:=[.Q$18]-[.$B23]" office:value-type="float" office:value="-0.867155766390107" calcext:value-type="float">
            <text:p>-0.87</text:p>
          </table:table-cell>
          <table:table-cell table:formula="of:=[.R$18]-[.$B23]" office:value-type="float" office:value="-1.94959444652347" calcext:value-type="float">
            <text:p>-1.95</text:p>
          </table:table-cell>
          <table:table-cell table:formula="of:=[.S$18]-[.$B23]" office:value-type="float" office:value="-1.79389729291222" calcext:value-type="float">
            <text:p>-1.79</text:p>
          </table:table-cell>
          <table:table-cell table:formula="of:=[.T$18]-[.$B23]" office:value-type="float" office:value="-1.57094415388171" calcext:value-type="float">
            <text:p>-1.57</text:p>
          </table:table-cell>
          <table:table-cell table:formula="of:=[.U$18]-[.$B23]" office:value-type="float" office:value="-1.48886419567929" calcext:value-type="float">
            <text:p>-1.49</text:p>
          </table:table-cell>
          <table:table-cell table:formula="of:=[.V$18]-[.$B23]" office:value-type="float" office:value="-1.19061792926442" calcext:value-type="float">
            <text:p>-1.19</text:p>
          </table:table-cell>
          <table:table-cell table:formula="of:=[.W$18]-[.$B23]" office:value-type="float" office:value="-1.45030564441712" calcext:value-type="float">
            <text:p>-1.45</text:p>
          </table:table-cell>
        </table:table-row>
        <table:table-row table:style-name="ro2">
          <table:table-cell/>
          <table:table-cell table:formula="of:=[.K5]" office:value-type="float" office:value="3.3628930122653" calcext:value-type="float">
            <text:p>3.36</text:p>
          </table:table-cell>
          <table:table-cell table:formula="of:=[.C$18]-[.$B24]" office:value-type="float" office:value="-2.04542471347474" calcext:value-type="float">
            <text:p>-2.05</text:p>
          </table:table-cell>
          <table:table-cell table:formula="of:=[.D$18]-[.$B24]" office:value-type="float" office:value="-1.52523230328789" calcext:value-type="float">
            <text:p>-1.53</text:p>
          </table:table-cell>
          <table:table-cell table:formula="of:=[.E$18]-[.$B24]" office:value-type="float" office:value="-0.376833055738309" calcext:value-type="float">
            <text:p>-0.38</text:p>
          </table:table-cell>
          <table:table-cell table:formula="of:=[.F$18]-[.$B24]" office:value-type="float" office:value="-1.13067247638477" calcext:value-type="float">
            <text:p>-1.13</text:p>
          </table:table-cell>
          <table:table-cell table:formula="of:=[.G$18]-[.$B24]" office:value-type="float" office:value="-0.665751440640977" calcext:value-type="float">
            <text:p>-0.67</text:p>
          </table:table-cell>
          <table:table-cell/>
          <table:table-cell table:formula="of:=[.I$18]-[.$B24]" office:value-type="float" office:value="-1.96805056280038" calcext:value-type="float">
            <text:p>-1.97</text:p>
          </table:table-cell>
          <table:table-cell table:formula="of:=[.J$18]-[.$B24]" office:value-type="float" office:value="-1.09637930619115" calcext:value-type="float">
            <text:p>-1.1</text:p>
          </table:table-cell>
          <table:table-cell table:formula="of:=[.K$18]-[.$B24]" office:value-type="float" office:value="-1.66856720728789" calcext:value-type="float">
            <text:p>-1.67</text:p>
          </table:table-cell>
          <table:table-cell table:formula="of:=[.L$18]-[.$B24]" office:value-type="float" office:value="-1.31567747463126" calcext:value-type="float">
            <text:p>-1.32</text:p>
          </table:table-cell>
          <table:table-cell table:formula="of:=[.M$18]-[.$B24]" office:value-type="float" office:value="-0.810351129206368" calcext:value-type="float">
            <text:p>-0.81</text:p>
          </table:table-cell>
          <table:table-cell table:formula="of:=[.N$18]-[.$B24]" office:value-type="float" office:value="-1.73796848624187" calcext:value-type="float">
            <text:p>-1.74</text:p>
          </table:table-cell>
          <table:table-cell table:formula="of:=[.O$18]-[.$B24]" office:value-type="float" office:value="-2.14818535433062" calcext:value-type="float">
            <text:p>-2.15</text:p>
          </table:table-cell>
          <table:table-cell table:formula="of:=[.P$18]-[.$B24]" office:value-type="float" office:value="-1.89518923079566" calcext:value-type="float">
            <text:p>-1.9</text:p>
          </table:table-cell>
          <table:table-cell table:formula="of:=[.Q$18]-[.$B24]" office:value-type="float" office:value="-1.53290720703108" calcext:value-type="float">
            <text:p>-1.53</text:p>
          </table:table-cell>
          <table:table-cell table:formula="of:=[.R$18]-[.$B24]" office:value-type="float" office:value="-2.61534588716445" calcext:value-type="float">
            <text:p>-2.62</text:p>
          </table:table-cell>
          <table:table-cell table:formula="of:=[.S$18]-[.$B24]" office:value-type="float" office:value="-2.45964873355319" calcext:value-type="float">
            <text:p>-2.46</text:p>
          </table:table-cell>
          <table:table-cell table:formula="of:=[.T$18]-[.$B24]" office:value-type="float" office:value="-2.23669559452269" calcext:value-type="float">
            <text:p>-2.24</text:p>
          </table:table-cell>
          <table:table-cell table:formula="of:=[.U$18]-[.$B24]" office:value-type="float" office:value="-2.15461563632027" calcext:value-type="float">
            <text:p>-2.15</text:p>
          </table:table-cell>
          <table:table-cell table:formula="of:=[.V$18]-[.$B24]" office:value-type="float" office:value="-1.8563693699054" calcext:value-type="float">
            <text:p>-1.86</text:p>
          </table:table-cell>
          <table:table-cell table:formula="of:=[.W$18]-[.$B24]" office:value-type="float" office:value="-2.1160570850581" calcext:value-type="float">
            <text:p>-2.12</text:p>
          </table:table-cell>
        </table:table-row>
        <table:table-row table:style-name="ro2">
          <table:table-cell/>
          <table:table-cell table:formula="of:=[.G6]" office:value-type="float" office:value="1.39484244946492" calcext:value-type="float">
            <text:p>1.39</text:p>
          </table:table-cell>
          <table:table-cell table:formula="of:=[.C$18]-[.$B25]" office:value-type="float" office:value="-0.0773741506743637" calcext:value-type="float">
            <text:p>-0.08</text:p>
          </table:table-cell>
          <table:table-cell table:formula="of:=[.D$18]-[.$B25]" office:value-type="float" office:value="0.442818259512485" calcext:value-type="float">
            <text:p>0.44</text:p>
          </table:table-cell>
          <table:table-cell table:formula="of:=[.E$18]-[.$B25]" office:value-type="float" office:value="1.59121750706207" calcext:value-type="float">
            <text:p>1.59</text:p>
          </table:table-cell>
          <table:table-cell table:formula="of:=[.F$18]-[.$B25]" office:value-type="float" office:value="0.837378086415601" calcext:value-type="float">
            <text:p>0.84</text:p>
          </table:table-cell>
          <table:table-cell table:formula="of:=[.G$18]-[.$B25]" office:value-type="float" office:value="1.3022991221594" calcext:value-type="float">
            <text:p>1.3</text:p>
          </table:table-cell>
          <table:table-cell table:formula="of:=[.H$18]-[.$B25]" office:value-type="float" office:value="1.96805056280038" calcext:value-type="float">
            <text:p>1.97</text:p>
          </table:table-cell>
          <table:table-cell/>
          <table:table-cell table:formula="of:=[.J$18]-[.$B25]" office:value-type="float" office:value="0.871671256609223" calcext:value-type="float">
            <text:p>0.87</text:p>
          </table:table-cell>
          <table:table-cell table:formula="of:=[.K$18]-[.$B25]" office:value-type="float" office:value="0.299483355512481" calcext:value-type="float">
            <text:p>0.3</text:p>
          </table:table-cell>
          <table:table-cell table:formula="of:=[.L$18]-[.$B25]" office:value-type="float" office:value="0.65237308816912" calcext:value-type="float">
            <text:p>0.65</text:p>
          </table:table-cell>
          <table:table-cell table:formula="of:=[.M$18]-[.$B25]" office:value-type="float" office:value="1.15769943359401" calcext:value-type="float">
            <text:p>1.16</text:p>
          </table:table-cell>
          <table:table-cell table:formula="of:=[.N$18]-[.$B25]" office:value-type="float" office:value="0.230082076558505" calcext:value-type="float">
            <text:p>0.23</text:p>
          </table:table-cell>
          <table:table-cell table:formula="of:=[.O$18]-[.$B25]" office:value-type="float" office:value="-0.180134791530246" calcext:value-type="float">
            <text:p>-0.18</text:p>
          </table:table-cell>
          <table:table-cell table:formula="of:=[.P$18]-[.$B25]" office:value-type="float" office:value="0.0728613320047176" calcext:value-type="float">
            <text:p>0.07</text:p>
          </table:table-cell>
          <table:table-cell table:formula="of:=[.Q$18]-[.$B25]" office:value-type="float" office:value="0.435143355769291" calcext:value-type="float">
            <text:p>0.44</text:p>
          </table:table-cell>
          <table:table-cell table:formula="of:=[.R$18]-[.$B25]" office:value-type="float" office:value="-0.647295324364071" calcext:value-type="float">
            <text:p>-0.65</text:p>
          </table:table-cell>
          <table:table-cell table:formula="of:=[.S$18]-[.$B25]" office:value-type="float" office:value="-0.491598170752817" calcext:value-type="float">
            <text:p>-0.49</text:p>
          </table:table-cell>
          <table:table-cell table:formula="of:=[.T$18]-[.$B25]" office:value-type="float" office:value="-0.268645031722315" calcext:value-type="float">
            <text:p>-0.27</text:p>
          </table:table-cell>
          <table:table-cell table:formula="of:=[.U$18]-[.$B25]" office:value-type="float" office:value="-0.186565073519896" calcext:value-type="float">
            <text:p>-0.19</text:p>
          </table:table-cell>
          <table:table-cell table:formula="of:=[.V$18]-[.$B25]" office:value-type="float" office:value="0.111681192894979" calcext:value-type="float">
            <text:p>0.11</text:p>
          </table:table-cell>
          <table:table-cell table:formula="of:=[.W$18]-[.$B25]" office:value-type="float" office:value="-0.148006522257721" calcext:value-type="float">
            <text:p>-0.15</text:p>
          </table:table-cell>
        </table:table-row>
        <table:table-row table:style-name="ro2">
          <table:table-cell/>
          <table:table-cell table:formula="of:=[.H6]" office:value-type="float" office:value="2.26651370607415" calcext:value-type="float">
            <text:p>2.27</text:p>
          </table:table-cell>
          <table:table-cell table:formula="of:=[.C$18]-[.$B26]" office:value-type="float" office:value="-0.949045407283587" calcext:value-type="float">
            <text:p>-0.95</text:p>
          </table:table-cell>
          <table:table-cell table:formula="of:=[.D$18]-[.$B26]" office:value-type="float" office:value="-0.428852997096738" calcext:value-type="float">
            <text:p>-0.43</text:p>
          </table:table-cell>
          <table:table-cell table:formula="of:=[.E$18]-[.$B26]" office:value-type="float" office:value="0.719546250452844" calcext:value-type="float">
            <text:p>0.72</text:p>
          </table:table-cell>
          <table:table-cell table:formula="of:=[.F$18]-[.$B26]" office:value-type="float" office:value="-0.0342931701936218" calcext:value-type="float">
            <text:p>-0.03</text:p>
          </table:table-cell>
          <table:table-cell table:formula="of:=[.G$18]-[.$B26]" office:value-type="float" office:value="0.430627865550175" calcext:value-type="float">
            <text:p>0.43</text:p>
          </table:table-cell>
          <table:table-cell table:formula="of:=[.H$18]-[.$B26]" office:value-type="float" office:value="1.09637930619115" calcext:value-type="float">
            <text:p>1.1</text:p>
          </table:table-cell>
          <table:table-cell table:formula="of:=[.I$18]-[.$B26]" office:value-type="float" office:value="-0.871671256609223" calcext:value-type="float">
            <text:p>-0.87</text:p>
          </table:table-cell>
          <table:table-cell/>
          <table:table-cell table:formula="of:=[.K$18]-[.$B26]" office:value-type="float" office:value="-0.572187901096742" calcext:value-type="float">
            <text:p>-0.57</text:p>
          </table:table-cell>
          <table:table-cell table:formula="of:=[.L$18]-[.$B26]" office:value-type="float" office:value="-0.219298168440103" calcext:value-type="float">
            <text:p>-0.22</text:p>
          </table:table-cell>
          <table:table-cell table:formula="of:=[.M$18]-[.$B26]" office:value-type="float" office:value="0.286028176984784" calcext:value-type="float">
            <text:p>0.29</text:p>
          </table:table-cell>
          <table:table-cell table:formula="of:=[.N$18]-[.$B26]" office:value-type="float" office:value="-0.641589180050718" calcext:value-type="float">
            <text:p>-0.64</text:p>
          </table:table-cell>
          <table:table-cell table:formula="of:=[.O$18]-[.$B26]" office:value-type="float" office:value="-1.05180604813947" calcext:value-type="float">
            <text:p>-1.05</text:p>
          </table:table-cell>
          <table:table-cell table:formula="of:=[.P$18]-[.$B26]" office:value-type="float" office:value="-0.798809924604505" calcext:value-type="float">
            <text:p>-0.8</text:p>
          </table:table-cell>
          <table:table-cell table:formula="of:=[.Q$18]-[.$B26]" office:value-type="float" office:value="-0.436527900839932" calcext:value-type="float">
            <text:p>-0.44</text:p>
          </table:table-cell>
          <table:table-cell table:formula="of:=[.R$18]-[.$B26]" office:value-type="float" office:value="-1.51896658097329" calcext:value-type="float">
            <text:p>-1.52</text:p>
          </table:table-cell>
          <table:table-cell table:formula="of:=[.S$18]-[.$B26]" office:value-type="float" office:value="-1.36326942736204" calcext:value-type="float">
            <text:p>-1.36</text:p>
          </table:table-cell>
          <table:table-cell table:formula="of:=[.T$18]-[.$B26]" office:value-type="float" office:value="-1.14031628833154" calcext:value-type="float">
            <text:p>-1.14</text:p>
          </table:table-cell>
          <table:table-cell table:formula="of:=[.U$18]-[.$B26]" office:value-type="float" office:value="-1.05823633012912" calcext:value-type="float">
            <text:p>-1.06</text:p>
          </table:table-cell>
          <table:table-cell table:formula="of:=[.V$18]-[.$B26]" office:value-type="float" office:value="-0.759990063714244" calcext:value-type="float">
            <text:p>-0.76</text:p>
          </table:table-cell>
          <table:table-cell table:formula="of:=[.W$18]-[.$B26]" office:value-type="float" office:value="-1.01967777886694" calcext:value-type="float">
            <text:p>-1.02</text:p>
          </table:table-cell>
        </table:table-row>
        <table:table-row table:style-name="ro2">
          <table:table-cell/>
          <table:table-cell table:formula="of:=[.I6]" office:value-type="float" office:value="1.6943258049774" calcext:value-type="float">
            <text:p>1.69</text:p>
          </table:table-cell>
          <table:table-cell table:formula="of:=[.C$18]-[.$B27]" office:value-type="float" office:value="-0.376857506186845" calcext:value-type="float">
            <text:p>-0.38</text:p>
          </table:table-cell>
          <table:table-cell table:formula="of:=[.D$18]-[.$B27]" office:value-type="float" office:value="0.143334904000004" calcext:value-type="float">
            <text:p>0.14</text:p>
          </table:table-cell>
          <table:table-cell table:formula="of:=[.E$18]-[.$B27]" office:value-type="float" office:value="1.29173415154959" calcext:value-type="float">
            <text:p>1.29</text:p>
          </table:table-cell>
          <table:table-cell table:formula="of:=[.F$18]-[.$B27]" office:value-type="float" office:value="0.53789473090312" calcext:value-type="float">
            <text:p>0.54</text:p>
          </table:table-cell>
          <table:table-cell table:formula="of:=[.G$18]-[.$B27]" office:value-type="float" office:value="1.00281576664692" calcext:value-type="float">
            <text:p>1</text:p>
          </table:table-cell>
          <table:table-cell table:formula="of:=[.H$18]-[.$B27]" office:value-type="float" office:value="1.66856720728789" calcext:value-type="float">
            <text:p>1.67</text:p>
          </table:table-cell>
          <table:table-cell table:formula="of:=[.I$18]-[.$B27]" office:value-type="float" office:value="-0.299483355512481" calcext:value-type="float">
            <text:p>-0.3</text:p>
          </table:table-cell>
          <table:table-cell table:formula="of:=[.J$18]-[.$B27]" office:value-type="float" office:value="0.572187901096742" calcext:value-type="float">
            <text:p>0.57</text:p>
          </table:table-cell>
          <table:table-cell/>
          <table:table-cell table:formula="of:=[.L$18]-[.$B27]" office:value-type="float" office:value="0.352889732656639" calcext:value-type="float">
            <text:p>0.35</text:p>
          </table:table-cell>
          <table:table-cell table:formula="of:=[.M$18]-[.$B27]" office:value-type="float" office:value="0.858216078081526" calcext:value-type="float">
            <text:p>0.86</text:p>
          </table:table-cell>
          <table:table-cell table:formula="of:=[.N$18]-[.$B27]" office:value-type="float" office:value="-0.0694012789539762" calcext:value-type="float">
            <text:p>-0.07</text:p>
          </table:table-cell>
          <table:table-cell table:formula="of:=[.O$18]-[.$B27]" office:value-type="float" office:value="-0.479618147042727" calcext:value-type="float">
            <text:p>-0.48</text:p>
          </table:table-cell>
          <table:table-cell table:formula="of:=[.P$18]-[.$B27]" office:value-type="float" office:value="-0.226622023507763" calcext:value-type="float">
            <text:p>-0.23</text:p>
          </table:table-cell>
          <table:table-cell table:formula="of:=[.Q$18]-[.$B27]" office:value-type="float" office:value="0.13566000025681" calcext:value-type="float">
            <text:p>0.14</text:p>
          </table:table-cell>
          <table:table-cell table:formula="of:=[.R$18]-[.$B27]" office:value-type="float" office:value="-0.946778679876552" calcext:value-type="float">
            <text:p>-0.95</text:p>
          </table:table-cell>
          <table:table-cell table:formula="of:=[.S$18]-[.$B27]" office:value-type="float" office:value="-0.791081526265298" calcext:value-type="float">
            <text:p>-0.79</text:p>
          </table:table-cell>
          <table:table-cell table:formula="of:=[.T$18]-[.$B27]" office:value-type="float" office:value="-0.568128387234796" calcext:value-type="float">
            <text:p>-0.57</text:p>
          </table:table-cell>
          <table:table-cell table:formula="of:=[.U$18]-[.$B27]" office:value-type="float" office:value="-0.486048429032377" calcext:value-type="float">
            <text:p>-0.49</text:p>
          </table:table-cell>
          <table:table-cell table:formula="of:=[.V$18]-[.$B27]" office:value-type="float" office:value="-0.187802162617502" calcext:value-type="float">
            <text:p>-0.19</text:p>
          </table:table-cell>
          <table:table-cell table:formula="of:=[.W$18]-[.$B27]" office:value-type="float" office:value="-0.447489877770202" calcext:value-type="float">
            <text:p>-0.45</text:p>
          </table:table-cell>
        </table:table-row>
        <table:table-row table:style-name="ro2">
          <table:table-cell/>
          <table:table-cell table:formula="of:=[.J6]" office:value-type="float" office:value="2.04721553763404" calcext:value-type="float">
            <text:p>2.05</text:p>
          </table:table-cell>
          <table:table-cell table:formula="of:=[.C$18]-[.$B28]" office:value-type="float" office:value="-0.729747238843483" calcext:value-type="float">
            <text:p>-0.73</text:p>
          </table:table-cell>
          <table:table-cell table:formula="of:=[.D$18]-[.$B28]" office:value-type="float" office:value="-0.209554828656635" calcext:value-type="float">
            <text:p>-0.21</text:p>
          </table:table-cell>
          <table:table-cell table:formula="of:=[.E$18]-[.$B28]" office:value-type="float" office:value="0.938844418892947" calcext:value-type="float">
            <text:p>0.94</text:p>
          </table:table-cell>
          <table:table-cell table:formula="of:=[.F$18]-[.$B28]" office:value-type="float" office:value="0.185004998246482" calcext:value-type="float">
            <text:p>0.19</text:p>
          </table:table-cell>
          <table:table-cell table:formula="of:=[.G$18]-[.$B28]" office:value-type="float" office:value="0.649926033990279" calcext:value-type="float">
            <text:p>0.65</text:p>
          </table:table-cell>
          <table:table-cell table:formula="of:=[.H$18]-[.$B28]" office:value-type="float" office:value="1.31567747463126" calcext:value-type="float">
            <text:p>1.32</text:p>
          </table:table-cell>
          <table:table-cell table:formula="of:=[.I$18]-[.$B28]" office:value-type="float" office:value="-0.65237308816912" calcext:value-type="float">
            <text:p>-0.65</text:p>
          </table:table-cell>
          <table:table-cell table:formula="of:=[.J$18]-[.$B28]" office:value-type="float" office:value="0.219298168440103" calcext:value-type="float">
            <text:p>0.22</text:p>
          </table:table-cell>
          <table:table-cell table:formula="of:=[.K$18]-[.$B28]" office:value-type="float" office:value="-0.352889732656639" calcext:value-type="float">
            <text:p>-0.35</text:p>
          </table:table-cell>
          <table:table-cell/>
          <table:table-cell table:formula="of:=[.M$18]-[.$B28]" office:value-type="float" office:value="0.505326345424888" calcext:value-type="float">
            <text:p>0.51</text:p>
          </table:table-cell>
          <table:table-cell table:formula="of:=[.N$18]-[.$B28]" office:value-type="float" office:value="-0.422291011610615" calcext:value-type="float">
            <text:p>-0.42</text:p>
          </table:table-cell>
          <table:table-cell table:formula="of:=[.O$18]-[.$B28]" office:value-type="float" office:value="-0.832507879699366" calcext:value-type="float">
            <text:p>-0.83</text:p>
          </table:table-cell>
          <table:table-cell table:formula="of:=[.P$18]-[.$B28]" office:value-type="float" office:value="-0.579511756164402" calcext:value-type="float">
            <text:p>-0.58</text:p>
          </table:table-cell>
          <table:table-cell table:formula="of:=[.Q$18]-[.$B28]" office:value-type="float" office:value="-0.217229732399828" calcext:value-type="float">
            <text:p>-0.22</text:p>
          </table:table-cell>
          <table:table-cell table:formula="of:=[.R$18]-[.$B28]" office:value-type="float" office:value="-1.29966841253319" calcext:value-type="float">
            <text:p>-1.3</text:p>
          </table:table-cell>
          <table:table-cell table:formula="of:=[.S$18]-[.$B28]" office:value-type="float" office:value="-1.14397125892194" calcext:value-type="float">
            <text:p>-1.14</text:p>
          </table:table-cell>
          <table:table-cell table:formula="of:=[.T$18]-[.$B28]" office:value-type="float" office:value="-0.921018119891435" calcext:value-type="float">
            <text:p>-0.92</text:p>
          </table:table-cell>
          <table:table-cell table:formula="of:=[.U$18]-[.$B28]" office:value-type="float" office:value="-0.838938161689015" calcext:value-type="float">
            <text:p>-0.84</text:p>
          </table:table-cell>
          <table:table-cell table:formula="of:=[.V$18]-[.$B28]" office:value-type="float" office:value="-0.540691895274141" calcext:value-type="float">
            <text:p>-0.54</text:p>
          </table:table-cell>
          <table:table-cell table:formula="of:=[.W$18]-[.$B28]" office:value-type="float" office:value="-0.800379610426841" calcext:value-type="float">
            <text:p>-0.8</text:p>
          </table:table-cell>
        </table:table-row>
        <table:table-row table:style-name="ro2">
          <table:table-cell/>
          <table:table-cell table:formula="of:=[.K6]" office:value-type="float" office:value="2.55254188305893" calcext:value-type="float">
            <text:p>2.55</text:p>
          </table:table-cell>
          <table:table-cell table:formula="of:=[.C$18]-[.$B29]" office:value-type="float" office:value="-1.23507358426837" calcext:value-type="float">
            <text:p>-1.24</text:p>
          </table:table-cell>
          <table:table-cell table:formula="of:=[.D$18]-[.$B29]" office:value-type="float" office:value="-0.714881174081522" calcext:value-type="float">
            <text:p>-0.71</text:p>
          </table:table-cell>
          <table:table-cell table:formula="of:=[.E$18]-[.$B29]" office:value-type="float" office:value="0.43351807346806" calcext:value-type="float">
            <text:p>0.43</text:p>
          </table:table-cell>
          <table:table-cell table:formula="of:=[.F$18]-[.$B29]" office:value-type="float" office:value="-0.320321347178406" calcext:value-type="float">
            <text:p>-0.32</text:p>
          </table:table-cell>
          <table:table-cell table:formula="of:=[.G$18]-[.$B29]" office:value-type="float" office:value="0.144599688565391" calcext:value-type="float">
            <text:p>0.14</text:p>
          </table:table-cell>
          <table:table-cell table:formula="of:=[.H$18]-[.$B29]" office:value-type="float" office:value="0.810351129206368" calcext:value-type="float">
            <text:p>0.81</text:p>
          </table:table-cell>
          <table:table-cell table:formula="of:=[.I$18]-[.$B29]" office:value-type="float" office:value="-1.15769943359401" calcext:value-type="float">
            <text:p>-1.16</text:p>
          </table:table-cell>
          <table:table-cell table:formula="of:=[.J$18]-[.$B29]" office:value-type="float" office:value="-0.286028176984784" calcext:value-type="float">
            <text:p>-0.29</text:p>
          </table:table-cell>
          <table:table-cell table:formula="of:=[.K$18]-[.$B29]" office:value-type="float" office:value="-0.858216078081526" calcext:value-type="float">
            <text:p>-0.86</text:p>
          </table:table-cell>
          <table:table-cell table:formula="of:=[.L$18]-[.$B29]" office:value-type="float" office:value="-0.505326345424888" calcext:value-type="float">
            <text:p>-0.51</text:p>
          </table:table-cell>
          <table:table-cell/>
          <table:table-cell table:formula="of:=[.N$18]-[.$B29]" office:value-type="float" office:value="-0.927617357035502" calcext:value-type="float">
            <text:p>-0.93</text:p>
          </table:table-cell>
          <table:table-cell table:formula="of:=[.O$18]-[.$B29]" office:value-type="float" office:value="-1.33783422512425" calcext:value-type="float">
            <text:p>-1.34</text:p>
          </table:table-cell>
          <table:table-cell table:formula="of:=[.P$18]-[.$B29]" office:value-type="float" office:value="-1.08483810158929" calcext:value-type="float">
            <text:p>-1.08</text:p>
          </table:table-cell>
          <table:table-cell table:formula="of:=[.Q$18]-[.$B29]" office:value-type="float" office:value="-0.722556077824716" calcext:value-type="float">
            <text:p>-0.72</text:p>
          </table:table-cell>
          <table:table-cell table:formula="of:=[.R$18]-[.$B29]" office:value-type="float" office:value="-1.80499475795808" calcext:value-type="float">
            <text:p>-1.8</text:p>
          </table:table-cell>
          <table:table-cell table:formula="of:=[.S$18]-[.$B29]" office:value-type="float" office:value="-1.64929760434682" calcext:value-type="float">
            <text:p>-1.65</text:p>
          </table:table-cell>
          <table:table-cell table:formula="of:=[.T$18]-[.$B29]" office:value-type="float" office:value="-1.42634446531632" calcext:value-type="float">
            <text:p>-1.43</text:p>
          </table:table-cell>
          <table:table-cell table:formula="of:=[.U$18]-[.$B29]" office:value-type="float" office:value="-1.3442645071139" calcext:value-type="float">
            <text:p>-1.34</text:p>
          </table:table-cell>
          <table:table-cell table:formula="of:=[.V$18]-[.$B29]" office:value-type="float" office:value="-1.04601824069903" calcext:value-type="float">
            <text:p>-1.05</text:p>
          </table:table-cell>
          <table:table-cell table:formula="of:=[.W$18]-[.$B29]" office:value-type="float" office:value="-1.30570595585173" calcext:value-type="float">
            <text:p>-1.31</text:p>
          </table:table-cell>
        </table:table-row>
        <table:table-row table:style-name="ro2">
          <table:table-cell/>
          <table:table-cell table:formula="of:=[.H7]" office:value-type="float" office:value="1.62492452602343" calcext:value-type="float">
            <text:p>1.62</text:p>
          </table:table-cell>
          <table:table-cell table:formula="of:=[.C$18]-[.$B30]" office:value-type="float" office:value="-0.307456227232868" calcext:value-type="float">
            <text:p>-0.31</text:p>
          </table:table-cell>
          <table:table-cell table:formula="of:=[.D$18]-[.$B30]" office:value-type="float" office:value="0.21273618295398" calcext:value-type="float">
            <text:p>0.21</text:p>
          </table:table-cell>
          <table:table-cell table:formula="of:=[.E$18]-[.$B30]" office:value-type="float" office:value="1.36113543050356" calcext:value-type="float">
            <text:p>1.36</text:p>
          </table:table-cell>
          <table:table-cell table:formula="of:=[.F$18]-[.$B30]" office:value-type="float" office:value="0.607296009857097" calcext:value-type="float">
            <text:p>0.61</text:p>
          </table:table-cell>
          <table:table-cell table:formula="of:=[.G$18]-[.$B30]" office:value-type="float" office:value="1.07221704560089" calcext:value-type="float">
            <text:p>1.07</text:p>
          </table:table-cell>
          <table:table-cell table:formula="of:=[.H$18]-[.$B30]" office:value-type="float" office:value="1.73796848624187" calcext:value-type="float">
            <text:p>1.74</text:p>
          </table:table-cell>
          <table:table-cell table:formula="of:=[.I$18]-[.$B30]" office:value-type="float" office:value="-0.230082076558505" calcext:value-type="float">
            <text:p>-0.23</text:p>
          </table:table-cell>
          <table:table-cell table:formula="of:=[.J$18]-[.$B30]" office:value-type="float" office:value="0.641589180050718" calcext:value-type="float">
            <text:p>0.64</text:p>
          </table:table-cell>
          <table:table-cell table:formula="of:=[.K$18]-[.$B30]" office:value-type="float" office:value="0.0694012789539762" calcext:value-type="float">
            <text:p>0.07</text:p>
          </table:table-cell>
          <table:table-cell table:formula="of:=[.L$18]-[.$B30]" office:value-type="float" office:value="0.422291011610615" calcext:value-type="float">
            <text:p>0.42</text:p>
          </table:table-cell>
          <table:table-cell table:formula="of:=[.M$18]-[.$B30]" office:value-type="float" office:value="0.927617357035502" calcext:value-type="float">
            <text:p>0.93</text:p>
          </table:table-cell>
          <table:table-cell/>
          <table:table-cell table:formula="of:=[.O$18]-[.$B30]" office:value-type="float" office:value="-0.410216868088751" calcext:value-type="float">
            <text:p>-0.41</text:p>
          </table:table-cell>
          <table:table-cell table:formula="of:=[.P$18]-[.$B30]" office:value-type="float" office:value="-0.157220744553787" calcext:value-type="float">
            <text:p>-0.16</text:p>
          </table:table-cell>
          <table:table-cell table:formula="of:=[.Q$18]-[.$B30]" office:value-type="float" office:value="0.205061279210787" calcext:value-type="float">
            <text:p>0.21</text:p>
          </table:table-cell>
          <table:table-cell table:formula="of:=[.R$18]-[.$B30]" office:value-type="float" office:value="-0.877377400922576" calcext:value-type="float">
            <text:p>-0.88</text:p>
          </table:table-cell>
          <table:table-cell table:formula="of:=[.S$18]-[.$B30]" office:value-type="float" office:value="-0.721680247311322" calcext:value-type="float">
            <text:p>-0.72</text:p>
          </table:table-cell>
          <table:table-cell table:formula="of:=[.T$18]-[.$B30]" office:value-type="float" office:value="-0.49872710828082" calcext:value-type="float">
            <text:p>-0.5</text:p>
          </table:table-cell>
          <table:table-cell table:formula="of:=[.U$18]-[.$B30]" office:value-type="float" office:value="-0.416647150078401" calcext:value-type="float">
            <text:p>-0.42</text:p>
          </table:table-cell>
          <table:table-cell table:formula="of:=[.V$18]-[.$B30]" office:value-type="float" office:value="-0.118400883663526" calcext:value-type="float">
            <text:p>-0.12</text:p>
          </table:table-cell>
          <table:table-cell table:formula="of:=[.W$18]-[.$B30]" office:value-type="float" office:value="-0.378088598816226" calcext:value-type="float">
            <text:p>-0.38</text:p>
          </table:table-cell>
        </table:table-row>
        <table:table-row table:style-name="ro2">
          <table:table-cell/>
          <table:table-cell table:formula="of:=[.I7]" office:value-type="float" office:value="1.21470765793468" calcext:value-type="float">
            <text:p>1.21</text:p>
          </table:table-cell>
          <table:table-cell table:formula="of:=[.C$18]-[.$B31]" office:value-type="float" office:value="0.102760640855882" calcext:value-type="float">
            <text:p>0.1</text:p>
          </table:table-cell>
          <table:table-cell table:formula="of:=[.D$18]-[.$B31]" office:value-type="float" office:value="0.622953051042731" calcext:value-type="float">
            <text:p>0.62</text:p>
          </table:table-cell>
          <table:table-cell table:formula="of:=[.E$18]-[.$B31]" office:value-type="float" office:value="1.77135229859231" calcext:value-type="float">
            <text:p>1.77</text:p>
          </table:table-cell>
          <table:table-cell table:formula="of:=[.F$18]-[.$B31]" office:value-type="float" office:value="1.01751287794585" calcext:value-type="float">
            <text:p>1.02</text:p>
          </table:table-cell>
          <table:table-cell table:formula="of:=[.G$18]-[.$B31]" office:value-type="float" office:value="1.48243391368964" calcext:value-type="float">
            <text:p>1.48</text:p>
          </table:table-cell>
          <table:table-cell table:formula="of:=[.H$18]-[.$B31]" office:value-type="float" office:value="2.14818535433062" calcext:value-type="float">
            <text:p>2.15</text:p>
          </table:table-cell>
          <table:table-cell table:formula="of:=[.I$18]-[.$B31]" office:value-type="float" office:value="0.180134791530246" calcext:value-type="float">
            <text:p>0.18</text:p>
          </table:table-cell>
          <table:table-cell table:formula="of:=[.J$18]-[.$B31]" office:value-type="float" office:value="1.05180604813947" calcext:value-type="float">
            <text:p>1.05</text:p>
          </table:table-cell>
          <table:table-cell table:formula="of:=[.K$18]-[.$B31]" office:value-type="float" office:value="0.479618147042727" calcext:value-type="float">
            <text:p>0.48</text:p>
          </table:table-cell>
          <table:table-cell table:formula="of:=[.L$18]-[.$B31]" office:value-type="float" office:value="0.832507879699366" calcext:value-type="float">
            <text:p>0.83</text:p>
          </table:table-cell>
          <table:table-cell table:formula="of:=[.M$18]-[.$B31]" office:value-type="float" office:value="1.33783422512425" calcext:value-type="float">
            <text:p>1.34</text:p>
          </table:table-cell>
          <table:table-cell table:formula="of:=[.N$18]-[.$B31]" office:value-type="float" office:value="0.410216868088751" calcext:value-type="float">
            <text:p>0.41</text:p>
          </table:table-cell>
          <table:table-cell/>
          <table:table-cell table:formula="of:=[.P$18]-[.$B31]" office:value-type="float" office:value="0.252996123534964" calcext:value-type="float">
            <text:p>0.25</text:p>
          </table:table-cell>
          <table:table-cell table:formula="of:=[.Q$18]-[.$B31]" office:value-type="float" office:value="0.615278147299537" calcext:value-type="float">
            <text:p>0.62</text:p>
          </table:table-cell>
          <table:table-cell table:formula="of:=[.R$18]-[.$B31]" office:value-type="float" office:value="-0.467160532833825" calcext:value-type="float">
            <text:p>-0.47</text:p>
          </table:table-cell>
          <table:table-cell table:formula="of:=[.S$18]-[.$B31]" office:value-type="float" office:value="-0.311463379222571" calcext:value-type="float">
            <text:p>-0.31</text:p>
          </table:table-cell>
          <table:table-cell table:formula="of:=[.T$18]-[.$B31]" office:value-type="float" office:value="-0.0885102401920692" calcext:value-type="float">
            <text:p>-0.09</text:p>
          </table:table-cell>
          <table:table-cell table:formula="of:=[.U$18]-[.$B31]" office:value-type="float" office:value="-0.00643028198964979" calcext:value-type="float">
            <text:p>-0.01</text:p>
          </table:table-cell>
          <table:table-cell table:formula="of:=[.V$18]-[.$B31]" office:value-type="float" office:value="0.291815984425225" calcext:value-type="float">
            <text:p>0.29</text:p>
          </table:table-cell>
          <table:table-cell table:formula="of:=[.W$18]-[.$B31]" office:value-type="float" office:value="0.0321282692725247" calcext:value-type="float">
            <text:p>0.03</text:p>
          </table:table-cell>
        </table:table-row>
        <table:table-row table:style-name="ro2">
          <table:table-cell/>
          <table:table-cell table:formula="of:=[.J7]" office:value-type="float" office:value="1.46770378146964" calcext:value-type="float">
            <text:p>1.47</text:p>
          </table:table-cell>
          <table:table-cell table:formula="of:=[.C$18]-[.$B32]" office:value-type="float" office:value="-0.150235482679081" calcext:value-type="float">
            <text:p>-0.15</text:p>
          </table:table-cell>
          <table:table-cell table:formula="of:=[.D$18]-[.$B32]" office:value-type="float" office:value="0.369956927507767" calcext:value-type="float">
            <text:p>0.37</text:p>
          </table:table-cell>
          <table:table-cell table:formula="of:=[.E$18]-[.$B32]" office:value-type="float" office:value="1.51835617505735" calcext:value-type="float">
            <text:p>1.52</text:p>
          </table:table-cell>
          <table:table-cell table:formula="of:=[.F$18]-[.$B32]" office:value-type="float" office:value="0.764516754410884" calcext:value-type="float">
            <text:p>0.76</text:p>
          </table:table-cell>
          <table:table-cell table:formula="of:=[.G$18]-[.$B32]" office:value-type="float" office:value="1.22943779015468" calcext:value-type="float">
            <text:p>1.23</text:p>
          </table:table-cell>
          <table:table-cell table:formula="of:=[.H$18]-[.$B32]" office:value-type="float" office:value="1.89518923079566" calcext:value-type="float">
            <text:p>1.9</text:p>
          </table:table-cell>
          <table:table-cell table:formula="of:=[.I$18]-[.$B32]" office:value-type="float" office:value="-0.0728613320047176" calcext:value-type="float">
            <text:p>-0.07</text:p>
          </table:table-cell>
          <table:table-cell table:formula="of:=[.J$18]-[.$B32]" office:value-type="float" office:value="0.798809924604505" calcext:value-type="float">
            <text:p>0.8</text:p>
          </table:table-cell>
          <table:table-cell table:formula="of:=[.K$18]-[.$B32]" office:value-type="float" office:value="0.226622023507763" calcext:value-type="float">
            <text:p>0.23</text:p>
          </table:table-cell>
          <table:table-cell table:formula="of:=[.L$18]-[.$B32]" office:value-type="float" office:value="0.579511756164402" calcext:value-type="float">
            <text:p>0.58</text:p>
          </table:table-cell>
          <table:table-cell table:formula="of:=[.M$18]-[.$B32]" office:value-type="float" office:value="1.08483810158929" calcext:value-type="float">
            <text:p>1.08</text:p>
          </table:table-cell>
          <table:table-cell table:formula="of:=[.N$18]-[.$B32]" office:value-type="float" office:value="0.157220744553787" calcext:value-type="float">
            <text:p>0.16</text:p>
          </table:table-cell>
          <table:table-cell table:formula="of:=[.O$18]-[.$B32]" office:value-type="float" office:value="-0.252996123534964" calcext:value-type="float">
            <text:p>-0.25</text:p>
          </table:table-cell>
          <table:table-cell/>
          <table:table-cell table:formula="of:=[.Q$18]-[.$B32]" office:value-type="float" office:value="0.362282023764574" calcext:value-type="float">
            <text:p>0.36</text:p>
          </table:table-cell>
          <table:table-cell table:formula="of:=[.R$18]-[.$B32]" office:value-type="float" office:value="-0.720156656368789" calcext:value-type="float">
            <text:p>-0.72</text:p>
          </table:table-cell>
          <table:table-cell table:formula="of:=[.S$18]-[.$B32]" office:value-type="float" office:value="-0.564459502757535" calcext:value-type="float">
            <text:p>-0.56</text:p>
          </table:table-cell>
          <table:table-cell table:formula="of:=[.T$18]-[.$B32]" office:value-type="float" office:value="-0.341506363727033" calcext:value-type="float">
            <text:p>-0.34</text:p>
          </table:table-cell>
          <table:table-cell table:formula="of:=[.U$18]-[.$B32]" office:value-type="float" office:value="-0.259426405524613" calcext:value-type="float">
            <text:p>-0.26</text:p>
          </table:table-cell>
          <table:table-cell table:formula="of:=[.V$18]-[.$B32]" office:value-type="float" office:value="0.0388198608902612" calcext:value-type="float">
            <text:p>0.04</text:p>
          </table:table-cell>
          <table:table-cell table:formula="of:=[.W$18]-[.$B32]" office:value-type="float" office:value="-0.220867854262439" calcext:value-type="float">
            <text:p>-0.22</text:p>
          </table:table-cell>
        </table:table-row>
        <table:table-row table:style-name="ro2">
          <table:table-cell/>
          <table:table-cell table:formula="of:=[.K7]" office:value-type="float" office:value="1.82998580523421" calcext:value-type="float">
            <text:p>1.83</text:p>
          </table:table-cell>
          <table:table-cell table:formula="of:=[.C$18]-[.$B33]" office:value-type="float" office:value="-0.512517506443655" calcext:value-type="float">
            <text:p>-0.51</text:p>
          </table:table-cell>
          <table:table-cell table:formula="of:=[.D$18]-[.$B33]" office:value-type="float" office:value="0.00767490374319357" calcext:value-type="float">
            <text:p>0.01</text:p>
          </table:table-cell>
          <table:table-cell table:formula="of:=[.E$18]-[.$B33]" office:value-type="float" office:value="1.15607415129278" calcext:value-type="float">
            <text:p>1.16</text:p>
          </table:table-cell>
          <table:table-cell table:formula="of:=[.F$18]-[.$B33]" office:value-type="float" office:value="0.40223473064631" calcext:value-type="float">
            <text:p>0.4</text:p>
          </table:table-cell>
          <table:table-cell table:formula="of:=[.G$18]-[.$B33]" office:value-type="float" office:value="0.867155766390107" calcext:value-type="float">
            <text:p>0.87</text:p>
          </table:table-cell>
          <table:table-cell table:formula="of:=[.H$18]-[.$B33]" office:value-type="float" office:value="1.53290720703108" calcext:value-type="float">
            <text:p>1.53</text:p>
          </table:table-cell>
          <table:table-cell table:formula="of:=[.I$18]-[.$B33]" office:value-type="float" office:value="-0.435143355769291" calcext:value-type="float">
            <text:p>-0.44</text:p>
          </table:table-cell>
          <table:table-cell table:formula="of:=[.J$18]-[.$B33]" office:value-type="float" office:value="0.436527900839932" calcext:value-type="float">
            <text:p>0.44</text:p>
          </table:table-cell>
          <table:table-cell table:formula="of:=[.K$18]-[.$B33]" office:value-type="float" office:value="-0.13566000025681" calcext:value-type="float">
            <text:p>-0.14</text:p>
          </table:table-cell>
          <table:table-cell table:formula="of:=[.L$18]-[.$B33]" office:value-type="float" office:value="0.217229732399828" calcext:value-type="float">
            <text:p>0.22</text:p>
          </table:table-cell>
          <table:table-cell table:formula="of:=[.M$18]-[.$B33]" office:value-type="float" office:value="0.722556077824716" calcext:value-type="float">
            <text:p>0.72</text:p>
          </table:table-cell>
          <table:table-cell table:formula="of:=[.N$18]-[.$B33]" office:value-type="float" office:value="-0.205061279210787" calcext:value-type="float">
            <text:p>-0.21</text:p>
          </table:table-cell>
          <table:table-cell table:formula="of:=[.O$18]-[.$B33]" office:value-type="float" office:value="-0.615278147299537" calcext:value-type="float">
            <text:p>-0.62</text:p>
          </table:table-cell>
          <table:table-cell table:formula="of:=[.P$18]-[.$B33]" office:value-type="float" office:value="-0.362282023764574" calcext:value-type="float">
            <text:p>-0.36</text:p>
          </table:table-cell>
          <table:table-cell/>
          <table:table-cell table:formula="of:=[.R$18]-[.$B33]" office:value-type="float" office:value="-1.08243868013336" calcext:value-type="float">
            <text:p>-1.08</text:p>
          </table:table-cell>
          <table:table-cell table:formula="of:=[.S$18]-[.$B33]" office:value-type="float" office:value="-0.926741526522109" calcext:value-type="float">
            <text:p>-0.93</text:p>
          </table:table-cell>
          <table:table-cell table:formula="of:=[.T$18]-[.$B33]" office:value-type="float" office:value="-0.703788387491607" calcext:value-type="float">
            <text:p>-0.7</text:p>
          </table:table-cell>
          <table:table-cell table:formula="of:=[.U$18]-[.$B33]" office:value-type="float" office:value="-0.621708429289187" calcext:value-type="float">
            <text:p>-0.62</text:p>
          </table:table-cell>
          <table:table-cell table:formula="of:=[.V$18]-[.$B33]" office:value-type="float" office:value="-0.323462162874313" calcext:value-type="float">
            <text:p>-0.32</text:p>
          </table:table-cell>
          <table:table-cell table:formula="of:=[.W$18]-[.$B33]" office:value-type="float" office:value="-0.583149878027013" calcext:value-type="float">
            <text:p>-0.58</text:p>
          </table:table-cell>
        </table:table-row>
        <table:table-row table:style-name="ro2">
          <table:table-cell/>
          <table:table-cell table:formula="of:=[.I8]" office:value-type="float" office:value="0.747547125100851" calcext:value-type="float">
            <text:p>0.75</text:p>
          </table:table-cell>
          <table:table-cell table:formula="of:=[.C$18]-[.$B34]" office:value-type="float" office:value="0.569921173689708" calcext:value-type="float">
            <text:p>0.57</text:p>
          </table:table-cell>
          <table:table-cell table:formula="of:=[.D$18]-[.$B34]" office:value-type="float" office:value="1.09011358387656" calcext:value-type="float">
            <text:p>1.09</text:p>
          </table:table-cell>
          <table:table-cell table:formula="of:=[.E$18]-[.$B34]" office:value-type="float" office:value="2.23851283142614" calcext:value-type="float">
            <text:p>2.24</text:p>
          </table:table-cell>
          <table:table-cell table:formula="of:=[.F$18]-[.$B34]" office:value-type="float" office:value="1.48467341077967" calcext:value-type="float">
            <text:p>1.48</text:p>
          </table:table-cell>
          <table:table-cell table:formula="of:=[.G$18]-[.$B34]" office:value-type="float" office:value="1.94959444652347" calcext:value-type="float">
            <text:p>1.95</text:p>
          </table:table-cell>
          <table:table-cell table:formula="of:=[.H$18]-[.$B34]" office:value-type="float" office:value="2.61534588716445" calcext:value-type="float">
            <text:p>2.62</text:p>
          </table:table-cell>
          <table:table-cell table:formula="of:=[.I$18]-[.$B34]" office:value-type="float" office:value="0.647295324364071" calcext:value-type="float">
            <text:p>0.65</text:p>
          </table:table-cell>
          <table:table-cell table:formula="of:=[.J$18]-[.$B34]" office:value-type="float" office:value="1.51896658097329" calcext:value-type="float">
            <text:p>1.52</text:p>
          </table:table-cell>
          <table:table-cell table:formula="of:=[.K$18]-[.$B34]" office:value-type="float" office:value="0.946778679876552" calcext:value-type="float">
            <text:p>0.95</text:p>
          </table:table-cell>
          <table:table-cell table:formula="of:=[.L$18]-[.$B34]" office:value-type="float" office:value="1.29966841253319" calcext:value-type="float">
            <text:p>1.3</text:p>
          </table:table-cell>
          <table:table-cell table:formula="of:=[.M$18]-[.$B34]" office:value-type="float" office:value="1.80499475795808" calcext:value-type="float">
            <text:p>1.8</text:p>
          </table:table-cell>
          <table:table-cell table:formula="of:=[.N$18]-[.$B34]" office:value-type="float" office:value="0.877377400922576" calcext:value-type="float">
            <text:p>0.88</text:p>
          </table:table-cell>
          <table:table-cell table:formula="of:=[.O$18]-[.$B34]" office:value-type="float" office:value="0.467160532833825" calcext:value-type="float">
            <text:p>0.47</text:p>
          </table:table-cell>
          <table:table-cell table:formula="of:=[.P$18]-[.$B34]" office:value-type="float" office:value="0.720156656368789" calcext:value-type="float">
            <text:p>0.72</text:p>
          </table:table-cell>
          <table:table-cell table:formula="of:=[.Q$18]-[.$B34]" office:value-type="float" office:value="1.08243868013336" calcext:value-type="float">
            <text:p>1.08</text:p>
          </table:table-cell>
          <table:table-cell/>
          <table:table-cell table:formula="of:=[.S$18]-[.$B34]" office:value-type="float" office:value="0.155697153611254" calcext:value-type="float">
            <text:p>0.16</text:p>
          </table:table-cell>
          <table:table-cell table:formula="of:=[.T$18]-[.$B34]" office:value-type="float" office:value="0.378650292641756" calcext:value-type="float">
            <text:p>0.38</text:p>
          </table:table-cell>
          <table:table-cell table:formula="of:=[.U$18]-[.$B34]" office:value-type="float" office:value="0.460730250844175" calcext:value-type="float">
            <text:p>0.46</text:p>
          </table:table-cell>
          <table:table-cell table:formula="of:=[.V$18]-[.$B34]" office:value-type="float" office:value="0.75897651725905" calcext:value-type="float">
            <text:p>0.76</text:p>
          </table:table-cell>
          <table:table-cell table:formula="of:=[.W$18]-[.$B34]" office:value-type="float" office:value="0.49928880210635" calcext:value-type="float">
            <text:p>0.5</text:p>
          </table:table-cell>
        </table:table-row>
        <table:table-row table:style-name="ro2">
          <table:table-cell/>
          <table:table-cell table:formula="of:=[.J8]" office:value-type="float" office:value="0.903244278712105" calcext:value-type="float">
            <text:p>0.9</text:p>
          </table:table-cell>
          <table:table-cell table:formula="of:=[.C$18]-[.$B35]" office:value-type="float" office:value="0.414224020078454" calcext:value-type="float">
            <text:p>0.41</text:p>
          </table:table-cell>
          <table:table-cell table:formula="of:=[.D$18]-[.$B35]" office:value-type="float" office:value="0.934416430265302" calcext:value-type="float">
            <text:p>0.93</text:p>
          </table:table-cell>
          <table:table-cell table:formula="of:=[.E$18]-[.$B35]" office:value-type="float" office:value="2.08281567781488" calcext:value-type="float">
            <text:p>2.08</text:p>
          </table:table-cell>
          <table:table-cell table:formula="of:=[.F$18]-[.$B35]" office:value-type="float" office:value="1.32897625716842" calcext:value-type="float">
            <text:p>1.33</text:p>
          </table:table-cell>
          <table:table-cell table:formula="of:=[.G$18]-[.$B35]" office:value-type="float" office:value="1.79389729291222" calcext:value-type="float">
            <text:p>1.79</text:p>
          </table:table-cell>
          <table:table-cell table:formula="of:=[.H$18]-[.$B35]" office:value-type="float" office:value="2.45964873355319" calcext:value-type="float">
            <text:p>2.46</text:p>
          </table:table-cell>
          <table:table-cell table:formula="of:=[.I$18]-[.$B35]" office:value-type="float" office:value="0.491598170752817" calcext:value-type="float">
            <text:p>0.49</text:p>
          </table:table-cell>
          <table:table-cell table:formula="of:=[.J$18]-[.$B35]" office:value-type="float" office:value="1.36326942736204" calcext:value-type="float">
            <text:p>1.36</text:p>
          </table:table-cell>
          <table:table-cell table:formula="of:=[.K$18]-[.$B35]" office:value-type="float" office:value="0.791081526265298" calcext:value-type="float">
            <text:p>0.79</text:p>
          </table:table-cell>
          <table:table-cell table:formula="of:=[.L$18]-[.$B35]" office:value-type="float" office:value="1.14397125892194" calcext:value-type="float">
            <text:p>1.14</text:p>
          </table:table-cell>
          <table:table-cell table:formula="of:=[.M$18]-[.$B35]" office:value-type="float" office:value="1.64929760434682" calcext:value-type="float">
            <text:p>1.65</text:p>
          </table:table-cell>
          <table:table-cell table:formula="of:=[.N$18]-[.$B35]" office:value-type="float" office:value="0.721680247311322" calcext:value-type="float">
            <text:p>0.72</text:p>
          </table:table-cell>
          <table:table-cell table:formula="of:=[.O$18]-[.$B35]" office:value-type="float" office:value="0.311463379222571" calcext:value-type="float">
            <text:p>0.31</text:p>
          </table:table-cell>
          <table:table-cell table:formula="of:=[.P$18]-[.$B35]" office:value-type="float" office:value="0.564459502757535" calcext:value-type="float">
            <text:p>0.56</text:p>
          </table:table-cell>
          <table:table-cell table:formula="of:=[.Q$18]-[.$B35]" office:value-type="float" office:value="0.926741526522109" calcext:value-type="float">
            <text:p>0.93</text:p>
          </table:table-cell>
          <table:table-cell table:formula="of:=[.R$18]-[.$B35]" office:value-type="float" office:value="-0.155697153611254" calcext:value-type="float">
            <text:p>-0.16</text:p>
          </table:table-cell>
          <table:table-cell/>
          <table:table-cell table:formula="of:=[.T$18]-[.$B35]" office:value-type="float" office:value="0.222953139030502" calcext:value-type="float">
            <text:p>0.22</text:p>
          </table:table-cell>
          <table:table-cell table:formula="of:=[.U$18]-[.$B35]" office:value-type="float" office:value="0.305033097232921" calcext:value-type="float">
            <text:p>0.31</text:p>
          </table:table-cell>
          <table:table-cell table:formula="of:=[.V$18]-[.$B35]" office:value-type="float" office:value="0.603279363647796" calcext:value-type="float">
            <text:p>0.6</text:p>
          </table:table-cell>
          <table:table-cell table:formula="of:=[.W$18]-[.$B35]" office:value-type="float" office:value="0.343591648495096" calcext:value-type="float">
            <text:p>0.34</text:p>
          </table:table-cell>
        </table:table-row>
        <table:table-row table:style-name="ro2">
          <table:table-cell/>
          <table:table-cell table:formula="of:=[.K8]" office:value-type="float" office:value="1.12619741774261" calcext:value-type="float">
            <text:p>1.13</text:p>
          </table:table-cell>
          <table:table-cell table:formula="of:=[.C$18]-[.$B36]" office:value-type="float" office:value="0.191270881047952" calcext:value-type="float">
            <text:p>0.19</text:p>
          </table:table-cell>
          <table:table-cell table:formula="of:=[.D$18]-[.$B36]" office:value-type="float" office:value="0.7114632912348" calcext:value-type="float">
            <text:p>0.71</text:p>
          </table:table-cell>
          <table:table-cell table:formula="of:=[.E$18]-[.$B36]" office:value-type="float" office:value="1.85986253878438" calcext:value-type="float">
            <text:p>1.86</text:p>
          </table:table-cell>
          <table:table-cell table:formula="of:=[.F$18]-[.$B36]" office:value-type="float" office:value="1.10602311813792" calcext:value-type="float">
            <text:p>1.11</text:p>
          </table:table-cell>
          <table:table-cell table:formula="of:=[.G$18]-[.$B36]" office:value-type="float" office:value="1.57094415388171" calcext:value-type="float">
            <text:p>1.57</text:p>
          </table:table-cell>
          <table:table-cell table:formula="of:=[.H$18]-[.$B36]" office:value-type="float" office:value="2.23669559452269" calcext:value-type="float">
            <text:p>2.24</text:p>
          </table:table-cell>
          <table:table-cell table:formula="of:=[.I$18]-[.$B36]" office:value-type="float" office:value="0.268645031722315" calcext:value-type="float">
            <text:p>0.27</text:p>
          </table:table-cell>
          <table:table-cell table:formula="of:=[.J$18]-[.$B36]" office:value-type="float" office:value="1.14031628833154" calcext:value-type="float">
            <text:p>1.14</text:p>
          </table:table-cell>
          <table:table-cell table:formula="of:=[.K$18]-[.$B36]" office:value-type="float" office:value="0.568128387234796" calcext:value-type="float">
            <text:p>0.57</text:p>
          </table:table-cell>
          <table:table-cell table:formula="of:=[.L$18]-[.$B36]" office:value-type="float" office:value="0.921018119891435" calcext:value-type="float">
            <text:p>0.92</text:p>
          </table:table-cell>
          <table:table-cell table:formula="of:=[.M$18]-[.$B36]" office:value-type="float" office:value="1.42634446531632" calcext:value-type="float">
            <text:p>1.43</text:p>
          </table:table-cell>
          <table:table-cell table:formula="of:=[.N$18]-[.$B36]" office:value-type="float" office:value="0.49872710828082" calcext:value-type="float">
            <text:p>0.5</text:p>
          </table:table-cell>
          <table:table-cell table:formula="of:=[.O$18]-[.$B36]" office:value-type="float" office:value="0.0885102401920692" calcext:value-type="float">
            <text:p>0.09</text:p>
          </table:table-cell>
          <table:table-cell table:formula="of:=[.P$18]-[.$B36]" office:value-type="float" office:value="0.341506363727033" calcext:value-type="float">
            <text:p>0.34</text:p>
          </table:table-cell>
          <table:table-cell table:formula="of:=[.Q$18]-[.$B36]" office:value-type="float" office:value="0.703788387491607" calcext:value-type="float">
            <text:p>0.7</text:p>
          </table:table-cell>
          <table:table-cell table:formula="of:=[.R$18]-[.$B36]" office:value-type="float" office:value="-0.378650292641756" calcext:value-type="float">
            <text:p>-0.38</text:p>
          </table:table-cell>
          <table:table-cell table:formula="of:=[.S$18]-[.$B36]" office:value-type="float" office:value="-0.222953139030502" calcext:value-type="float">
            <text:p>-0.22</text:p>
          </table:table-cell>
          <table:table-cell/>
          <table:table-cell table:formula="of:=[.U$18]-[.$B36]" office:value-type="float" office:value="0.0820799582024194" calcext:value-type="float">
            <text:p>0.08</text:p>
          </table:table-cell>
          <table:table-cell table:formula="of:=[.V$18]-[.$B36]" office:value-type="float" office:value="0.380326224617294" calcext:value-type="float">
            <text:p>0.38</text:p>
          </table:table-cell>
          <table:table-cell table:formula="of:=[.W$18]-[.$B36]" office:value-type="float" office:value="0.120638509464594" calcext:value-type="float">
            <text:p>0.12</text:p>
          </table:table-cell>
        </table:table-row>
        <table:table-row table:style-name="ro2">
          <table:table-cell/>
          <table:table-cell table:formula="of:=[.J9]" office:value-type="float" office:value="1.20827737594503" calcext:value-type="float">
            <text:p>1.21</text:p>
          </table:table-cell>
          <table:table-cell table:formula="of:=[.C$18]-[.$B37]" office:value-type="float" office:value="0.109190922845532" calcext:value-type="float">
            <text:p>0.11</text:p>
          </table:table-cell>
          <table:table-cell table:formula="of:=[.D$18]-[.$B37]" office:value-type="float" office:value="0.629383333032381" calcext:value-type="float">
            <text:p>0.63</text:p>
          </table:table-cell>
          <table:table-cell table:formula="of:=[.E$18]-[.$B37]" office:value-type="float" office:value="1.77778258058196" calcext:value-type="float">
            <text:p>1.78</text:p>
          </table:table-cell>
          <table:table-cell table:formula="of:=[.F$18]-[.$B37]" office:value-type="float" office:value="1.0239431599355" calcext:value-type="float">
            <text:p>1.02</text:p>
          </table:table-cell>
          <table:table-cell table:formula="of:=[.G$18]-[.$B37]" office:value-type="float" office:value="1.48886419567929" calcext:value-type="float">
            <text:p>1.49</text:p>
          </table:table-cell>
          <table:table-cell table:formula="of:=[.H$18]-[.$B37]" office:value-type="float" office:value="2.15461563632027" calcext:value-type="float">
            <text:p>2.15</text:p>
          </table:table-cell>
          <table:table-cell table:formula="of:=[.I$18]-[.$B37]" office:value-type="float" office:value="0.186565073519896" calcext:value-type="float">
            <text:p>0.19</text:p>
          </table:table-cell>
          <table:table-cell table:formula="of:=[.J$18]-[.$B37]" office:value-type="float" office:value="1.05823633012912" calcext:value-type="float">
            <text:p>1.06</text:p>
          </table:table-cell>
          <table:table-cell table:formula="of:=[.K$18]-[.$B37]" office:value-type="float" office:value="0.486048429032377" calcext:value-type="float">
            <text:p>0.49</text:p>
          </table:table-cell>
          <table:table-cell table:formula="of:=[.L$18]-[.$B37]" office:value-type="float" office:value="0.838938161689015" calcext:value-type="float">
            <text:p>0.84</text:p>
          </table:table-cell>
          <table:table-cell table:formula="of:=[.M$18]-[.$B37]" office:value-type="float" office:value="1.3442645071139" calcext:value-type="float">
            <text:p>1.34</text:p>
          </table:table-cell>
          <table:table-cell table:formula="of:=[.N$18]-[.$B37]" office:value-type="float" office:value="0.416647150078401" calcext:value-type="float">
            <text:p>0.42</text:p>
          </table:table-cell>
          <table:table-cell table:formula="of:=[.O$18]-[.$B37]" office:value-type="float" office:value="0.00643028198964979" calcext:value-type="float">
            <text:p>0.01</text:p>
          </table:table-cell>
          <table:table-cell table:formula="of:=[.P$18]-[.$B37]" office:value-type="float" office:value="0.259426405524613" calcext:value-type="float">
            <text:p>0.26</text:p>
          </table:table-cell>
          <table:table-cell table:formula="of:=[.Q$18]-[.$B37]" office:value-type="float" office:value="0.621708429289187" calcext:value-type="float">
            <text:p>0.62</text:p>
          </table:table-cell>
          <table:table-cell table:formula="of:=[.R$18]-[.$B37]" office:value-type="float" office:value="-0.460730250844175" calcext:value-type="float">
            <text:p>-0.46</text:p>
          </table:table-cell>
          <table:table-cell table:formula="of:=[.S$18]-[.$B37]" office:value-type="float" office:value="-0.305033097232921" calcext:value-type="float">
            <text:p>-0.31</text:p>
          </table:table-cell>
          <table:table-cell table:formula="of:=[.T$18]-[.$B37]" office:value-type="float" office:value="-0.0820799582024194" calcext:value-type="float">
            <text:p>-0.08</text:p>
          </table:table-cell>
          <table:table-cell/>
          <table:table-cell table:formula="of:=[.V$18]-[.$B37]" office:value-type="float" office:value="0.298246266414875" calcext:value-type="float">
            <text:p>0.3</text:p>
          </table:table-cell>
          <table:table-cell table:formula="of:=[.W$18]-[.$B37]" office:value-type="float" office:value="0.0385585512621744" calcext:value-type="float">
            <text:p>0.04</text:p>
          </table:table-cell>
        </table:table-row>
        <table:table-row table:style-name="ro2">
          <table:table-cell/>
          <table:table-cell table:formula="of:=[.K9]" office:value-type="float" office:value="1.5065236423599" calcext:value-type="float">
            <text:p>1.51</text:p>
          </table:table-cell>
          <table:table-cell table:formula="of:=[.C$18]-[.$B38]" office:value-type="float" office:value="-0.189055343569343" calcext:value-type="float">
            <text:p>-0.19</text:p>
          </table:table-cell>
          <table:table-cell table:formula="of:=[.D$18]-[.$B38]" office:value-type="float" office:value="0.331137066617506" calcext:value-type="float">
            <text:p>0.33</text:p>
          </table:table-cell>
          <table:table-cell table:formula="of:=[.E$18]-[.$B38]" office:value-type="float" office:value="1.47953631416709" calcext:value-type="float">
            <text:p>1.48</text:p>
          </table:table-cell>
          <table:table-cell table:formula="of:=[.F$18]-[.$B38]" office:value-type="float" office:value="0.725696893520623" calcext:value-type="float">
            <text:p>0.73</text:p>
          </table:table-cell>
          <table:table-cell table:formula="of:=[.G$18]-[.$B38]" office:value-type="float" office:value="1.19061792926442" calcext:value-type="float">
            <text:p>1.19</text:p>
          </table:table-cell>
          <table:table-cell table:formula="of:=[.H$18]-[.$B38]" office:value-type="float" office:value="1.8563693699054" calcext:value-type="float">
            <text:p>1.86</text:p>
          </table:table-cell>
          <table:table-cell table:formula="of:=[.I$18]-[.$B38]" office:value-type="float" office:value="-0.111681192894979" calcext:value-type="float">
            <text:p>-0.11</text:p>
          </table:table-cell>
          <table:table-cell table:formula="of:=[.J$18]-[.$B38]" office:value-type="float" office:value="0.759990063714244" calcext:value-type="float">
            <text:p>0.76</text:p>
          </table:table-cell>
          <table:table-cell table:formula="of:=[.K$18]-[.$B38]" office:value-type="float" office:value="0.187802162617502" calcext:value-type="float">
            <text:p>0.19</text:p>
          </table:table-cell>
          <table:table-cell table:formula="of:=[.L$18]-[.$B38]" office:value-type="float" office:value="0.540691895274141" calcext:value-type="float">
            <text:p>0.54</text:p>
          </table:table-cell>
          <table:table-cell table:formula="of:=[.M$18]-[.$B38]" office:value-type="float" office:value="1.04601824069903" calcext:value-type="float">
            <text:p>1.05</text:p>
          </table:table-cell>
          <table:table-cell table:formula="of:=[.N$18]-[.$B38]" office:value-type="float" office:value="0.118400883663526" calcext:value-type="float">
            <text:p>0.12</text:p>
          </table:table-cell>
          <table:table-cell table:formula="of:=[.O$18]-[.$B38]" office:value-type="float" office:value="-0.291815984425225" calcext:value-type="float">
            <text:p>-0.29</text:p>
          </table:table-cell>
          <table:table-cell table:formula="of:=[.P$18]-[.$B38]" office:value-type="float" office:value="-0.0388198608902612" calcext:value-type="float">
            <text:p>-0.04</text:p>
          </table:table-cell>
          <table:table-cell table:formula="of:=[.Q$18]-[.$B38]" office:value-type="float" office:value="0.323462162874313" calcext:value-type="float">
            <text:p>0.32</text:p>
          </table:table-cell>
          <table:table-cell table:formula="of:=[.R$18]-[.$B38]" office:value-type="float" office:value="-0.75897651725905" calcext:value-type="float">
            <text:p>-0.76</text:p>
          </table:table-cell>
          <table:table-cell table:formula="of:=[.S$18]-[.$B38]" office:value-type="float" office:value="-0.603279363647796" calcext:value-type="float">
            <text:p>-0.6</text:p>
          </table:table-cell>
          <table:table-cell table:formula="of:=[.T$18]-[.$B38]" office:value-type="float" office:value="-0.380326224617294" calcext:value-type="float">
            <text:p>-0.38</text:p>
          </table:table-cell>
          <table:table-cell table:formula="of:=[.U$18]-[.$B38]" office:value-type="float" office:value="-0.298246266414875" calcext:value-type="float">
            <text:p>-0.3</text:p>
          </table:table-cell>
          <table:table-cell/>
          <table:table-cell table:formula="of:=[.W$18]-[.$B38]" office:value-type="float" office:value="-0.2596877151527" calcext:value-type="float">
            <text:p>-0.26</text:p>
          </table:table-cell>
        </table:table-row>
        <table:table-row table:style-name="ro2">
          <table:table-cell/>
          <table:table-cell table:formula="of:=[.K10]" office:value-type="float" office:value="1.2468359272072" calcext:value-type="float">
            <text:p>1.25</text:p>
          </table:table-cell>
          <table:table-cell table:formula="of:=[.C$18]-[.$B39]" office:value-type="float" office:value="0.0706323715833577" calcext:value-type="float">
            <text:p>0.07</text:p>
          </table:table-cell>
          <table:table-cell table:formula="of:=[.D$18]-[.$B39]" office:value-type="float" office:value="0.590824781770206" calcext:value-type="float">
            <text:p>0.59</text:p>
          </table:table-cell>
          <table:table-cell table:formula="of:=[.E$18]-[.$B39]" office:value-type="float" office:value="1.73922402931979" calcext:value-type="float">
            <text:p>1.74</text:p>
          </table:table-cell>
          <table:table-cell table:formula="of:=[.F$18]-[.$B39]" office:value-type="float" office:value="0.985384608673323" calcext:value-type="float">
            <text:p>0.99</text:p>
          </table:table-cell>
          <table:table-cell table:formula="of:=[.G$18]-[.$B39]" office:value-type="float" office:value="1.45030564441712" calcext:value-type="float">
            <text:p>1.45</text:p>
          </table:table-cell>
          <table:table-cell table:formula="of:=[.H$18]-[.$B39]" office:value-type="float" office:value="2.1160570850581" calcext:value-type="float">
            <text:p>2.12</text:p>
          </table:table-cell>
          <table:table-cell table:formula="of:=[.I$18]-[.$B39]" office:value-type="float" office:value="0.148006522257721" calcext:value-type="float">
            <text:p>0.15</text:p>
          </table:table-cell>
          <table:table-cell table:formula="of:=[.J$18]-[.$B39]" office:value-type="float" office:value="1.01967777886694" calcext:value-type="float">
            <text:p>1.02</text:p>
          </table:table-cell>
          <table:table-cell table:formula="of:=[.K$18]-[.$B39]" office:value-type="float" office:value="0.447489877770202" calcext:value-type="float">
            <text:p>0.45</text:p>
          </table:table-cell>
          <table:table-cell table:formula="of:=[.L$18]-[.$B39]" office:value-type="float" office:value="0.800379610426841" calcext:value-type="float">
            <text:p>0.8</text:p>
          </table:table-cell>
          <table:table-cell table:formula="of:=[.M$18]-[.$B39]" office:value-type="float" office:value="1.30570595585173" calcext:value-type="float">
            <text:p>1.31</text:p>
          </table:table-cell>
          <table:table-cell table:formula="of:=[.N$18]-[.$B39]" office:value-type="float" office:value="0.378088598816226" calcext:value-type="float">
            <text:p>0.38</text:p>
          </table:table-cell>
          <table:table-cell table:formula="of:=[.O$18]-[.$B39]" office:value-type="float" office:value="-0.0321282692725247" calcext:value-type="float">
            <text:p>-0.03</text:p>
          </table:table-cell>
          <table:table-cell table:formula="of:=[.P$18]-[.$B39]" office:value-type="float" office:value="0.220867854262439" calcext:value-type="float">
            <text:p>0.22</text:p>
          </table:table-cell>
          <table:table-cell table:formula="of:=[.Q$18]-[.$B39]" office:value-type="float" office:value="0.583149878027013" calcext:value-type="float">
            <text:p>0.58</text:p>
          </table:table-cell>
          <table:table-cell table:formula="of:=[.R$18]-[.$B39]" office:value-type="float" office:value="-0.49928880210635" calcext:value-type="float">
            <text:p>-0.5</text:p>
          </table:table-cell>
          <table:table-cell table:formula="of:=[.S$18]-[.$B39]" office:value-type="float" office:value="-0.343591648495096" calcext:value-type="float">
            <text:p>-0.34</text:p>
          </table:table-cell>
          <table:table-cell table:formula="of:=[.T$18]-[.$B39]" office:value-type="float" office:value="-0.120638509464594" calcext:value-type="float">
            <text:p>-0.12</text:p>
          </table:table-cell>
          <table:table-cell table:formula="of:=[.U$18]-[.$B39]" office:value-type="float" office:value="-0.0385585512621744" calcext:value-type="float">
            <text:p>-0.04</text:p>
          </table:table-cell>
          <table:table-cell table:formula="of:=[.V$18]-[.$B39]" office:value-type="float" office:value="0.2596877151527" calcext:value-type="float">
            <text:p>0.26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.00.0000</text:date>, <text:time style:data-style-name="N2" text:time-value="10:25:00.4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2M27S</meta:editing-duration>
    <meta:editing-cycles>4</meta:editing-cycles>
    <meta:generator>LibreOffice/5.0.4.2$Windows_X86_64 LibreOffice_project/2b9802c1994aa0b7dc6079e128979269cf95bc78</meta:generator>
    <dc:date>2016-10-11T13:48:24.693000000</dc:date>
    <dc:creator>Ramón Christen</dc:creator>
    <meta:document-statistic meta:table-count="3" meta:cell-count="548" meta:object-count="0"/>
    <meta:user-defined meta:name="Info 1"/>
    <meta:user-defined meta:name="Info 2"/>
    <meta:user-defined meta:name="Info 3"/>
    <meta:user-defined meta:name="Info 4"/>
  </office:meta>
</office:document-meta>
</file>